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600000082AF3D3DFC.png"/>
  <manifest:file-entry manifest:media-type="image/png" manifest:full-path="Pictures/10000000000003B0000001D04C13BD4C.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0180000001A9B86BBFF.png"/>
  <manifest:file-entry manifest:media-type="image/png" manifest:full-path="Pictures/10000201000000F30000006D0DAAC90A.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201000001790000006E61C67F33.png"/>
  <manifest:file-entry manifest:media-type="image/png" manifest:full-path="Pictures/10000000000001080000005F68A7535D.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01E00000018E9E0B9EB.png"/>
  <manifest:file-entry manifest:media-type="image/png" manifest:full-path="Pictures/100002010000013F0000005B66F78D07.png"/>
  <manifest:file-entry manifest:media-type="image/png" manifest:full-path="Pictures/10000000000002060000007D31C6CDB1.png"/>
  <manifest:file-entry manifest:media-type="image/png" manifest:full-path="Pictures/10000201000001BD00000058EC0AB64A.png"/>
  <manifest:file-entry manifest:media-type="image/png" manifest:full-path="Pictures/100000000000004F00000014166FF235.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201000000C70000012F06AC9B1D.png"/>
  <manifest:file-entry manifest:media-type="image/png" manifest:full-path="Pictures/100002010000031100000209C5E0A268.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840000011A19B86461.png"/>
  <manifest:file-entry manifest:media-type="image/png" manifest:full-path="Pictures/1000020100000184000001045AEFA345.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2010000010800000040FBF937EE.png"/>
  <manifest:file-entry manifest:media-type="image/png" manifest:full-path="Pictures/10000000000002EA000001E872726D8A.png"/>
  <manifest:file-entry manifest:media-type="image/png" manifest:full-path="Pictures/1000020100000296000001BB297A4573.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201000002EA000002A2BA9DD7E3.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9" style:family="table">
      <style:table-properties style:width="6.6931in" fo:margin-left="0in" fo:margin-right="0in" fo:margin-top="0.0826in" fo:margin-bottom="0.2007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0" style:family="table">
      <style:table-properties style:width="6.6931in" fo:margin-left="0in" fo:margin-right="0in" fo:margin-top="0.0833in" fo:margin-bottom="0.0833in" table:align="margins" style:may-break-between-rows="false"/>
    </style:style>
    <style:style style:name="Table50.A" style:family="table-column">
      <style:table-column-properties style:column-width="1.0889in" style:rel-column-width="10662*"/>
    </style:style>
    <style:style style:name="Table50.B" style:family="table-column">
      <style:table-column-properties style:column-width="5.6042in" style:rel-column-width="54873*"/>
    </style:style>
    <style:style style:name="Table5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1" style:family="table">
      <style:table-properties style:width="6.6931in" fo:margin-left="0in" fo:margin-right="0in" fo:margin-top="0.0826in" fo:margin-bottom="0.1611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2" style:family="table">
      <style:table-properties style:width="6.6931in" fo:margin-left="0in" fo:margin-right="0in" fo:margin-top="0.0431in" fo:margin-bottom="0.1965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5" style:family="table">
      <style:table-properties style:width="6.6931in" fo:margin-left="0in" fo:margin-right="0in" fo:margin-top="0.0431in" fo:margin-bottom="0.1965in" table:align="margins" style:may-break-between-rows="false"/>
    </style:style>
    <style:style style:name="Table45.A" style:family="table-column">
      <style:table-column-properties style:column-width="1.0889in" style:rel-column-width="10662*"/>
    </style:style>
    <style:style style:name="Table45.B" style:family="table-column">
      <style:table-column-properties style:column-width="5.6042in" style:rel-column-width="54873*"/>
    </style:style>
    <style:style style:name="Table4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3" style:family="table">
      <style:table-properties style:width="6.6931in" fo:margin-left="0in" fo:margin-right="0in" fo:margin-top="0.0833in" fo:margin-bottom="0.1667in" table:align="margins" style:may-break-between-rows="false"/>
    </style:style>
    <style:style style:name="Table53.A" style:family="table-column">
      <style:table-column-properties style:column-width="1.1014in" style:rel-column-width="10787*"/>
    </style:style>
    <style:style style:name="Table53.B" style:family="table-column">
      <style:table-column-properties style:column-width="5.5917in" style:rel-column-width="54748*"/>
    </style:style>
    <style:style style:name="Table5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5" style:family="table">
      <style:table-properties style:width="6.6931in" fo:margin-left="0in" fo:margin-right="0in" fo:margin-top="0.0833in" fo:margin-bottom="0.0833in" table:align="margins" style:may-break-between-rows="false"/>
    </style:style>
    <style:style style:name="Table55.A" style:family="table-column">
      <style:table-column-properties style:column-width="1.0889in" style:rel-column-width="10662*"/>
    </style:style>
    <style:style style:name="Table55.B" style:family="table-column">
      <style:table-column-properties style:column-width="5.6042in" style:rel-column-width="54873*"/>
    </style:style>
    <style:style style:name="Table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6" style:family="table">
      <style:table-properties style:width="6.6931in" fo:margin-left="0in" fo:margin-right="0in" fo:margin-top="0.0826in" fo:margin-bottom="0.1611in" table:align="margins" style:may-break-between-rows="false"/>
    </style:style>
    <style:style style:name="Table56.A" style:family="table-column">
      <style:table-column-properties style:column-width="1.0889in" style:rel-column-width="10662*"/>
    </style:style>
    <style:style style:name="Table56.B" style:family="table-column">
      <style:table-column-properties style:column-width="5.6042in" style:rel-column-width="54873*"/>
    </style:style>
    <style:style style:name="Table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7" style:family="table">
      <style:table-properties style:width="6.6931in" fo:margin-left="0in" fo:margin-right="0in" fo:margin-top="0.0826in" fo:margin-bottom="0.1222in" table:align="margins" style:may-break-between-rows="false"/>
    </style:style>
    <style:style style:name="Table57.A" style:family="table-column">
      <style:table-column-properties style:column-width="1.0889in" style:rel-column-width="10662*"/>
    </style:style>
    <style:style style:name="Table57.B" style:family="table-column">
      <style:table-column-properties style:column-width="5.6042in" style:rel-column-width="54873*"/>
    </style:style>
    <style:style style:name="Table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8" style:family="table">
      <style:table-properties style:width="6.6931in" fo:margin-left="0in" fo:margin-right="0in" fo:margin-top="0.0431in" fo:margin-bottom="0.1611in" table:align="margins" style:may-break-between-rows="false"/>
    </style:style>
    <style:style style:name="Table58.A" style:family="table-column">
      <style:table-column-properties style:column-width="1.0889in" style:rel-column-width="10662*"/>
    </style:style>
    <style:style style:name="Table58.B" style:family="table-column">
      <style:table-column-properties style:column-width="5.6042in" style:rel-column-width="54873*"/>
    </style:style>
    <style:style style:name="Table5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9" style:family="table">
      <style:table-properties style:width="6.6931in" fo:margin-left="0in" fo:margin-right="0in" fo:margin-top="0.0833in" fo:margin-bottom="0.1667in" table:align="margins" style:may-break-between-rows="false"/>
    </style:style>
    <style:style style:name="Table59.A" style:family="table-column">
      <style:table-column-properties style:column-width="1.1014in" style:rel-column-width="10787*"/>
    </style:style>
    <style:style style:name="Table59.B" style:family="table-column">
      <style:table-column-properties style:column-width="5.5917in" style:rel-column-width="54748*"/>
    </style:style>
    <style:style style:name="Table5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0" style:family="table">
      <style:table-properties style:width="6.6931in" fo:margin-left="0in" fo:margin-right="0in" fo:margin-top="0.0833in" fo:margin-bottom="0.0833in" table:align="margins" style:may-break-between-rows="false"/>
    </style:style>
    <style:style style:name="Table60.A" style:family="table-column">
      <style:table-column-properties style:column-width="1.0889in" style:rel-column-width="10662*"/>
    </style:style>
    <style:style style:name="Table60.B" style:family="table-column">
      <style:table-column-properties style:column-width="5.6042in" style:rel-column-width="54873*"/>
    </style:style>
    <style:style style:name="Table6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2" style:family="table">
      <style:table-properties style:width="6.6931in" fo:margin-left="0in" fo:margin-right="0in" fo:margin-top="0.0833in" fo:margin-bottom="0.0833in" table:align="margins" style:may-break-between-rows="false"/>
    </style:style>
    <style:style style:name="Table62.A" style:family="table-column">
      <style:table-column-properties style:column-width="1.0889in" style:rel-column-width="10662*"/>
    </style:style>
    <style:style style:name="Table62.B" style:family="table-column">
      <style:table-column-properties style:column-width="5.6042in" style:rel-column-width="54873*"/>
    </style:style>
    <style:style style:name="Table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3" style:family="table">
      <style:table-properties style:width="6.6931in" fo:margin-left="0in" fo:margin-right="0in" fo:margin-top="0.0833in" fo:margin-bottom="0.1667in" table:align="margins" style:may-break-between-rows="false"/>
    </style:style>
    <style:style style:name="Table63.A" style:family="table-column">
      <style:table-column-properties style:column-width="1.0889in" style:rel-column-width="10662*"/>
    </style:style>
    <style:style style:name="Table63.B" style:family="table-column">
      <style:table-column-properties style:column-width="5.6042in" style:rel-column-width="54873*"/>
    </style:style>
    <style:style style:name="Table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4" style:family="table">
      <style:table-properties style:width="6.6931in" fo:margin-left="0in" fo:margin-right="0in" fo:margin-top="0.0826in" fo:margin-bottom="0.1611in" table:align="margins" style:may-break-between-rows="false"/>
    </style:style>
    <style:style style:name="Table64.A" style:family="table-column">
      <style:table-column-properties style:column-width="1.0889in" style:rel-column-width="10662*"/>
    </style:style>
    <style:style style:name="Table64.B" style:family="table-column">
      <style:table-column-properties style:column-width="5.6042in" style:rel-column-width="54873*"/>
    </style:style>
    <style:style style:name="Table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5" style:family="table">
      <style:table-properties style:width="6.6931in" fo:margin-left="0in" fo:margin-right="0in" fo:margin-top="0.0826in" fo:margin-bottom="0.1611in" table:align="margins" style:may-break-between-rows="false"/>
    </style:style>
    <style:style style:name="Table65.A" style:family="table-column">
      <style:table-column-properties style:column-width="1.0889in" style:rel-column-width="10662*"/>
    </style:style>
    <style:style style:name="Table65.B" style:family="table-column">
      <style:table-column-properties style:column-width="5.6042in" style:rel-column-width="54873*"/>
    </style:style>
    <style:style style:name="Table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6" style:family="table">
      <style:table-properties style:width="6.6931in" fo:margin-left="0in" fo:margin-right="0in" fo:margin-top="0.0826in" fo:margin-bottom="0.1611in" table:align="margins" style:may-break-between-rows="false"/>
    </style:style>
    <style:style style:name="Table66.A" style:family="table-column">
      <style:table-column-properties style:column-width="1.0889in" style:rel-column-width="10662*"/>
    </style:style>
    <style:style style:name="Table66.B" style:family="table-column">
      <style:table-column-properties style:column-width="5.6042in" style:rel-column-width="54873*"/>
    </style:style>
    <style:style style:name="Table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7" style:family="table">
      <style:table-properties style:width="6.6931in" fo:margin-left="0in" fo:margin-right="0in" fo:margin-top="0.0826in" fo:margin-bottom="0.1611in" table:align="margins" style:may-break-between-rows="false"/>
    </style:style>
    <style:style style:name="Table67.A" style:family="table-column">
      <style:table-column-properties style:column-width="1.0889in" style:rel-column-width="10662*"/>
    </style:style>
    <style:style style:name="Table67.B" style:family="table-column">
      <style:table-column-properties style:column-width="5.6042in" style:rel-column-width="54873*"/>
    </style:style>
    <style:style style:name="Table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8" style:family="table">
      <style:table-properties style:width="6.6931in" fo:margin-left="0in" fo:margin-right="0in" fo:margin-top="0in" fo:margin-bottom="0.1576in" table:align="margins"/>
    </style:style>
    <style:style style:name="Table68.A" style:family="table-column">
      <style:table-column-properties style:column-width="1.9882in" style:rel-column-width="19467*"/>
    </style:style>
    <style:style style:name="Table68.B" style:family="table-column">
      <style:table-column-properties style:column-width="1.4236in" style:rel-column-width="13939*"/>
    </style:style>
    <style:style style:name="Table68.C" style:family="table-column">
      <style:table-column-properties style:column-width="1.8708in" style:rel-column-width="18318*"/>
    </style:style>
    <style:style style:name="Table68.D" style:family="table-column">
      <style:table-column-properties style:column-width="1.4104in" style:rel-column-width="13811*"/>
    </style:style>
    <style:style style:name="Table68.1" style:family="table-row">
      <style:table-row-properties style:min-row-height="0.8333in"/>
    </style:style>
    <style:style style:name="Table68.A1" style:family="table-cell">
      <style:table-cell-properties style:vertical-align="middle" fo:padding="0.0382in" fo:border-left="0.0007in solid #c0c0c0" fo:border-right="none" fo:border-top="0.0007in solid #c0c0c0" fo:border-bottom="0.0007in solid #c0c0c0"/>
    </style:style>
    <style:style style:name="Table68.B1" style:family="table-cell">
      <style:table-cell-properties fo:padding="0.0382in" fo:border-left="0.0007in solid #c0c0c0" fo:border-right="none" fo:border-top="0.0007in solid #c0c0c0" fo:border-bottom="0.0007in solid #c0c0c0"/>
    </style:style>
    <style:style style:name="Table68.D1" style:family="table-cell">
      <style:table-cell-properties fo:padding="0.0382in" fo:border="0.0007in solid #c0c0c0"/>
    </style:style>
    <style:style style:name="Table69" style:family="table">
      <style:table-properties style:width="6.6931in" fo:margin-left="0in" fo:margin-right="0in" fo:margin-top="0.0833in" fo:margin-bottom="0.0833in" table:align="margins" style:may-break-between-rows="false"/>
    </style:style>
    <style:style style:name="Table69.A" style:family="table-column">
      <style:table-column-properties style:column-width="1.0889in" style:rel-column-width="10662*"/>
    </style:style>
    <style:style style:name="Table69.B" style:family="table-column">
      <style:table-column-properties style:column-width="5.6042in" style:rel-column-width="54873*"/>
    </style:style>
    <style:style style:name="Table6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8" style:family="table">
      <style:table-properties style:width="6.6931in" fo:margin-left="0in" fo:margin-right="0in" fo:margin-top="0.0833in" fo:margin-bottom="0.0833in" table:align="margins" style:may-break-between-rows="false"/>
    </style:style>
    <style:style style:name="Table238.A" style:family="table-column">
      <style:table-column-properties style:column-width="1.0889in" style:rel-column-width="10662*"/>
    </style:style>
    <style:style style:name="Table238.B" style:family="table-column">
      <style:table-column-properties style:column-width="5.6042in" style:rel-column-width="54873*"/>
    </style:style>
    <style:style style:name="Table2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9" style:family="table">
      <style:table-properties style:width="6.6931in" fo:margin-left="0in" fo:margin-right="0in" fo:margin-top="0.0826in" fo:margin-bottom="0.1417in" table:align="margins" style:may-break-between-rows="false"/>
    </style:style>
    <style:style style:name="Table239.A" style:family="table-column">
      <style:table-column-properties style:column-width="1.0889in" style:rel-column-width="10662*"/>
    </style:style>
    <style:style style:name="Table239.B" style:family="table-column">
      <style:table-column-properties style:column-width="5.6042in" style:rel-column-width="54873*"/>
    </style:style>
    <style:style style:name="Table2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0" style:family="table">
      <style:table-properties style:width="6.6931in" fo:margin-left="0in" fo:margin-right="0in" fo:margin-top="0.0826in" fo:margin-bottom="0.1611in" table:align="margins" style:may-break-between-rows="false"/>
    </style:style>
    <style:style style:name="Table240.A" style:family="table-column">
      <style:table-column-properties style:column-width="1.0889in" style:rel-column-width="10662*"/>
    </style:style>
    <style:style style:name="Table240.B" style:family="table-column">
      <style:table-column-properties style:column-width="5.6042in" style:rel-column-width="54873*"/>
    </style:style>
    <style:style style:name="Table2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Definition">
      <style:paragraph-properties loext:contextual-spacing="false" fo:margin-top="0in" fo:margin-bottom="0in"/>
    </style:style>
    <style:style style:name="P5" style:family="paragraph" style:parent-style-name="OOoDefinition">
      <style:paragraph-properties loext:contextual-spacing="false" fo:margin-top="0in" fo:margin-bottom="0in"/>
      <style:text-properties fo:language="en" fo:country="US"/>
    </style:style>
    <style:style style:name="P6" style:family="paragraph" style:parent-style-name="OOoDefinition">
      <style:text-properties fo:language="en" fo:country="US"/>
    </style:style>
    <style:style style:name="P7" style:family="paragraph" style:parent-style-name="OOoTextBody" style:master-page-name="">
      <style:paragraph-properties style:page-number="auto" fo:keep-with-next="auto"/>
    </style:style>
    <style:style style:name="P8" style:family="paragraph" style:parent-style-name="OOoTextBody_5f_ListIntro" style:master-page-name="">
      <style:paragraph-properties fo:orphans="2" fo:widows="2" style:page-number="auto" fo:keep-with-next="auto"/>
    </style:style>
    <style:style style:name="P9" style:family="paragraph" style:parent-style-name="OOoTextBody_5f_ListIntro" style:master-page-name="">
      <style:paragraph-properties fo:keep-together="always" fo:orphans="0" fo:widows="0" style:page-number="auto" fo:keep-with-next="auto"/>
    </style:style>
    <style:style style:name="P10" style:family="paragraph" style:parent-style-name="OOoTextBody" style:master-page-name="">
      <style:paragraph-properties style:page-number="auto"/>
    </style:style>
    <style:style style:name="P11" style:family="paragraph" style:parent-style-name="OOoTextBody" style:master-page-name="">
      <style:paragraph-properties fo:keep-together="always" style:page-number="auto"/>
    </style:style>
    <style:style style:name="P12" style:family="paragraph" style:parent-style-name="OOoTextBody" style:master-page-name="">
      <style:paragraph-properties fo:keep-together="always" fo:orphans="0" fo:widows="0" style:page-number="auto"/>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style:page-number="auto" fo:keep-with-next="always">
        <style:tab-stops/>
      </style:paragraph-properties>
    </style:style>
    <style:style style:name="P15" style:family="paragraph" style:parent-style-name="OOoDefinitionTerm" style:master-page-name="">
      <style:paragraph-properties style:page-number="auto"/>
    </style:style>
    <style:style style:name="P16" style:family="paragraph" style:parent-style-name="OOoTextBody">
      <style:text-properties fo:language="en" fo:country="US"/>
    </style:style>
    <style:style style:name="P17" style:family="paragraph" style:parent-style-name="OOoTextBody">
      <style:paragraph-properties fo:orphans="0" fo:widows="0"/>
    </style:style>
    <style:style style:name="P18" style:family="paragraph" style:parent-style-name="OOoTextBody">
      <style:paragraph-properties>
        <style:tab-stops>
          <style:tab-stop style:position="4.3335in"/>
        </style:tab-stops>
      </style:paragraph-properties>
    </style:style>
    <style:style style:name="P19" style:family="paragraph" style:parent-style-name="OOoTextBody">
      <style:paragraph-properties fo:text-align="start" style:justify-single-word="false"/>
    </style:style>
    <style:style style:name="P20" style:family="paragraph" style:parent-style-name="OOoTextBody">
      <style:paragraph-properties fo:text-align="center" style:justify-single-word="false" fo:keep-together="always"/>
    </style:style>
    <style:style style:name="P21" style:family="paragraph" style:parent-style-name="OOoTextBody">
      <style:paragraph-properties loext:contextual-spacing="false" fo:margin-top="0in" fo:margin-bottom="0.1in">
        <style:tab-stops/>
      </style:paragraph-properties>
    </style:style>
    <style:style style:name="P22" style:family="paragraph" style:parent-style-name="OOoFigure">
      <style:paragraph-properties fo:text-align="center" style:justify-single-word="false"/>
    </style:style>
    <style:style style:name="P23" style:family="paragraph" style:parent-style-name="Standard">
      <style:paragraph-properties fo:text-align="center" style:justify-single-word="false"/>
    </style:style>
    <style:style style:name="P24" style:family="paragraph" style:parent-style-name="Figure">
      <style:paragraph-properties fo:text-align="center" style:justify-single-word="false"/>
    </style:style>
    <style:style style:name="P25" style:family="paragraph" style:parent-style-name="Figure">
      <style:paragraph-properties loext:contextual-spacing="false" fo:margin-top="0in" fo:margin-bottom="0.0398in" fo:text-align="start" style:justify-single-word="false"/>
    </style:style>
    <style:style style:name="P26" style:family="paragraph" style:parent-style-name="Table_20_Contents">
      <style:text-properties fo:font-size="14pt"/>
    </style:style>
    <style:style style:name="P27" style:family="paragraph" style:parent-style-name="OOoFigure">
      <style:paragraph-properties loext:contextual-spacing="false" fo:margin-top="0.0827in" fo:margin-bottom="0.2008in"/>
    </style:style>
    <style:style style:name="P28" style:family="paragraph" style:parent-style-name="OOoFigure" style:master-page-name="">
      <style:paragraph-properties loext:contextual-spacing="false" fo:margin-top="0.0827in" fo:margin-bottom="0.0827in" fo:text-align="center" style:justify-single-word="false" style:page-number="auto"/>
    </style:style>
    <style:style style:name="P29" style:family="paragraph" style:parent-style-name="OOoFigure">
      <style:paragraph-properties loext:contextual-spacing="false" fo:margin-top="0.0827in" fo:margin-bottom="0.0827in" fo:text-align="center" style:justify-single-word="false"/>
    </style:style>
    <style:style style:name="P30" style:family="paragraph" style:parent-style-name="OOoFigure">
      <style:paragraph-properties loext:contextual-spacing="false" fo:margin-top="0in" fo:margin-bottom="0.0827in"/>
    </style:style>
    <style:style style:name="P31" style:family="paragraph" style:parent-style-name="OOoFigure">
      <style:paragraph-properties loext:contextual-spacing="false" fo:margin-top="0.0429in" fo:margin-bottom="0.0429in"/>
    </style:style>
    <style:style style:name="P32" style:family="paragraph" style:parent-style-name="OOoDefinitionTerm" style:master-page-name="">
      <style:paragraph-properties loext:contextual-spacing="false" fo:margin-top="0.0827in" fo:margin-bottom="0.0398in" style:page-number="auto"/>
    </style:style>
    <style:style style:name="P33" style:family="paragraph" style:parent-style-name="OOoDefinitionTerm">
      <style:paragraph-properties loext:contextual-spacing="false" fo:margin-top="0.0827in" fo:margin-bottom="0.0398in"/>
    </style:style>
    <style:style style:name="P34" style:family="paragraph" style:parent-style-name="OOoFigureCaption">
      <style:paragraph-properties fo:text-align="center" style:justify-single-word="false"/>
    </style:style>
    <style:style style:name="P35" style:family="paragraph" style:parent-style-name="OOoTableText">
      <style:paragraph-properties fo:margin-left="0.0827in" fo:margin-right="0in" fo:text-indent="0in" style:auto-text-indent="false"/>
    </style:style>
    <style:style style:name="P36" style:family="paragraph" style:parent-style-name="OOoTextBody">
      <style:paragraph-properties loext:contextual-spacing="false" fo:margin-top="0in" fo:margin-bottom="0.0429in"/>
    </style:style>
    <style:style style:name="P37" style:family="paragraph" style:parent-style-name="OOoTextBody">
      <style:paragraph-properties loext:contextual-spacing="false" fo:margin-top="0.0783in" fo:margin-bottom="0.0827in"/>
    </style:style>
    <style:style style:name="P38" style:family="paragraph" style:parent-style-name="OOoNum_20_123_20_Cont." style:list-style-name="OOoNum_20_123"/>
    <style:style style:name="P39" style:family="paragraph" style:parent-style-name="OOoHeading_20_2">
      <style:text-properties fo:language="en" fo:country="US"/>
    </style:style>
    <style:style style:name="P40" style:family="paragraph" style:parent-style-name="OOoHeading_20_2" style:master-page-name="">
      <style:paragraph-properties style:page-number="auto"/>
    </style:style>
    <style:style style:name="P41" style:family="paragraph" style:parent-style-name="OOoHeading_20_2" style:master-page-name="">
      <style:paragraph-properties style:page-number="auto" fo:keep-with-next="auto"/>
    </style:style>
    <style:style style:name="P42" style:family="paragraph" style:parent-style-name="OOoHeading_20_2">
      <style:paragraph-properties fo:keep-with-next="always"/>
    </style:style>
    <style:style style:name="P43" style:family="paragraph" style:parent-style-name="OOoDefinition">
      <style:paragraph-properties loext:contextual-spacing="false" fo:margin-top="0in" fo:margin-bottom="0in"/>
    </style:style>
    <style:style style:name="P44" style:family="paragraph" style:parent-style-name="OOoDefinition" style:master-page-name="">
      <style:paragraph-properties loext:contextual-spacing="false" fo:margin-top="0in" fo:margin-bottom="0in" style:page-number="auto"/>
    </style:style>
    <style:style style:name="P45" style:family="paragraph" style:parent-style-name="OOoHeading_20_3">
      <style:paragraph-properties fo:margin-left="0in" fo:margin-right="0in" fo:text-indent="0in" style:auto-text-indent="false"/>
    </style:style>
    <style:style style:name="P46" style:family="paragraph" style:parent-style-name="OOoNum_20_123_20_End" style:list-style-name="OOoNum_20_123"/>
    <style:style style:name="P47" style:family="paragraph" style:parent-style-name="OOoNum_20_123_20_Start" style:list-style-name="OOoNum_20_123"/>
    <style:style style:name="P48" style:family="paragraph" style:parent-style-name="OOoNum_20_123_20_Start" style:master-page-name="">
      <style:paragraph-properties style:page-number="auto" fo:keep-with-next="always"/>
    </style:style>
    <style:style style:name="P49" style:family="paragraph" style:parent-style-name="OOoHeading_20_0" style:master-page-name="OOoPageStyle">
      <style:paragraph-properties style:page-number="auto"/>
    </style:style>
    <style:style style:name="P50" style:family="paragraph" style:parent-style-name="OOoHeading_20_1">
      <style:text-properties fo:language="en" fo:country="US"/>
    </style:style>
    <style:style style:name="P51" style:family="paragraph" style:parent-style-name="OOoHeading_20_1" style:master-page-name="">
      <style:paragraph-properties style:page-number="auto" fo:keep-with-next="always"/>
    </style:style>
    <style:style style:name="P52" style:family="paragraph" style:parent-style-name="OOoList_20_1_20_End" style:list-style-name="OOoBullets_20_1"/>
    <style:style style:name="P53" style:family="paragraph" style:parent-style-name="OOoList_20_1_20_End">
      <style:text-properties fo:language="en" fo:country="US"/>
    </style:style>
    <style:style style:name="P54" style:family="paragraph" style:parent-style-name="OOoList_20_1_20_End" style:master-page-name="">
      <style:paragraph-properties fo:margin-left="0.5118in" fo:margin-right="-0.0398in" fo:text-indent="-0.2598in" style:auto-text-indent="false" style:page-number="auto">
        <style:tab-stops/>
      </style:paragraph-properties>
    </style:style>
    <style:style style:name="P55" style:family="paragraph" style:parent-style-name="OOoList_20_1_20_Cont." style:list-style-name="OOoBullets_20_1"/>
    <style:style style:name="P56" style:family="paragraph" style:parent-style-name="OOoList_20_1_20_Cont.">
      <style:text-properties fo:language="en" fo:country="US"/>
    </style:style>
    <style:style style:name="P57" style:family="paragraph" style:parent-style-name="OOoList_20_1_20_Start">
      <style:text-properties fo:language="en" fo:country="US"/>
    </style:style>
    <style:style style:name="P58" style:family="paragraph" style:parent-style-name="OOoList_20_1_20_Start" style:master-page-name="">
      <style:paragraph-properties style:page-number="auto" fo:keep-with-next="always"/>
    </style:style>
    <style:style style:name="P5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8pt" fo:font-style="normal" fo:text-shadow="none" style:text-underline-style="none" fo:font-weight="normal" style:letter-kerning="true" style:font-name-asian="DejaVu Sans Mono1" style:font-size-asian="18pt" style:font-style-asian="normal" style:font-weight-asian="normal" style:font-name-complex="DejaVu Sans4" style:font-size-complex="18pt" style:font-style-complex="normal" style:font-weight-complex="normal" style:text-emphasize="none" style:font-relief="none" style:text-overline-style="none" style:text-overline-color="font-color"/>
    </style:style>
    <style:style style:name="P60" style:family="paragraph">
      <style:paragraph-properties fo:margin-left="0in" fo:margin-right="0in" fo:margin-top="0in" fo:margin-bottom="0in" fo:line-height="100%" fo:text-align="center" fo:text-indent="0in"/>
    </style:style>
    <style:style style:name="P6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style:use-window-font-color="true" loext:opacity="0%"/>
    </style:style>
    <style:style style:name="T3" style:family="text">
      <style:text-properties style:use-window-font-color="true" fo:font-style="normal" style:font-style-asian="normal" style:font-style-complex="normal" loext:opacity="0%"/>
    </style:style>
    <style:style style:name="T4" style:family="text">
      <style:text-properties style:use-window-font-color="true" style:font-name="Times New Roman1" fo:font-size="12pt" loext:opacity="0%"/>
    </style:style>
    <style:style style:name="T5" style:family="text">
      <style:text-properties fo:font-weight="bold" style:font-weight-asian="bold" style:font-weight-complex="bold"/>
    </style:style>
    <style:style style:name="T6" style:family="text">
      <style:text-properties style:font-name="Times New Roman" fo:language="en" fo:country="US"/>
    </style:style>
    <style:style style:name="T7" style:family="text">
      <style:text-properties style:font-name="Times New Roman1" fo:font-size="12pt"/>
    </style:style>
    <style:style style:name="T8" style:family="text">
      <style:text-properties style:font-name="Times New Roman1" fo:font-size="12pt" style:letter-kerning="true"/>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weight="normal" style:font-weight-asian="normal" style:font-weight-complex="normal"/>
    </style:style>
    <style:style style:name="T15" style:family="text">
      <style:text-properties style:font-name="Bitstream Vera Sans1"/>
    </style:style>
    <style:style style:name="T16" style:family="text">
      <style:text-properties style:font-name="Bitstream Vera Sans1" fo:language="en" fo:country="US"/>
    </style:style>
    <style:style style:name="T17" style:family="text">
      <style:text-properties fo:font-size="14pt" style:font-size-asian="14pt" style:font-size-complex="14pt"/>
    </style:style>
    <style:style style:name="T18" style:family="text">
      <style:text-properties fo:font-size="12pt" style:font-size-asian="12pt" style:font-size-complex="12pt"/>
    </style:style>
    <style:style style:name="T19" style:family="text">
      <style:text-properties fo:font-size="12pt" fo:language="en" fo:country="US" style:font-size-asian="12pt" style:font-size-complex="12pt"/>
    </style:style>
    <style:style style:name="T20" style:family="text">
      <style:text-properties style:font-weight-asian="normal" style:font-weight-complex="normal"/>
    </style:style>
    <style:style style:name="T21" style:family="text"/>
    <style:style style:name="T22" style:family="text">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2"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10"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12" style:family="graphic" style:parent-style-name="Frame">
      <style:graphic-properties fo:margin-left="0in" fo:margin-right="0in" fo:margin-top="0in" fo:margin-bottom="0in" style:wrap="right" style:number-wrapped-paragraphs="no-limit" style:vertical-pos="from-top" style:horizontal-pos="from-left" style:horizontal-rel="paragraph" fo:padding="0in" fo:border="none"/>
    </style:style>
    <style:style style:name="fr1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1181in" fo:margin-right="0in"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Frame">
      <style:graphic-properties style:vertical-pos="top" style:vertical-rel="baseline" style:horizontal-pos="center" style:horizontal-rel="paragraph-content"/>
    </style:style>
    <style:style style:name="fr1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background-color="transparent" style:background-transparency="100%" fo:padding="0in" fo:border="none" style:shadow="none">
        <style:background-image/>
        <style:columns fo:column-count="1" fo:column-gap="0in"/>
      </style:graphic-properties>
    </style:style>
    <style:style style:name="fr19" style:family="graphic" style:parent-style-name="OOoGraphics">
      <style:graphic-properties style:wrap="parallel" style:number-wrapped-paragraphs="no-limit" style:vertical-pos="middle" style:vertical-rel="baseline" style:horizontal-pos="from-left" style:horizontal-rel="paragraph"/>
    </style:style>
    <style:style style:name="fr2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193in, 0.0161in, 0.0193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965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0in, 0in, 0.6138in, 0in)" draw:luminance="0%" draw:contrast="0%" draw:red="0%" draw:green="0%" draw:blue="0%" draw:gamma="100%" draw:color-inversion="false" draw:image-opacity="100%" draw:color-mode="standard" style:flow-with-text="false"/>
    </style:style>
    <style:style style:name="fr34"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fo:padding="0in" fo:border="0.0008in solid #000000" style:shadow="none" style:mirror="none" fo:clip="rect(0.25in, 0in, 0.028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5118in, 0in, 0.9055in, 0in)" draw:luminance="0%" draw:contrast="0%" draw:red="0%" draw:green="0%" draw:blue="0%" draw:gamma="100%" draw:color-inversion="false" draw:image-opacity="100%" draw:color-mode="standard" style:flow-with-text="false"/>
    </style:style>
    <style:style style:name="fr42"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44"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from-top" style:mirror="none" fo:clip="rect(0in, 0in, 0.7874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vertical-pos="top" style:vertical-rel="baseline" fo:background-color="transparent" style:background-transparency="100%" style:mirror="none" fo:clip="rect(0.472in, 0in, 1.5752in, 0in)" draw:luminance="0%" draw:contrast="0%" draw:red="0%" draw:green="0%" draw:blue="0%" draw:gamma="100%" draw:color-inversion="false" draw:image-opacity="100%" draw:color-mode="standard" style:flow-with-text="false">
        <style:background-image/>
      </style:graphic-properties>
    </style:style>
    <style:style style:name="fr50" style:family="graphic" style:parent-style-name="Graphics">
      <style:graphic-properties style:vertical-pos="top" style:vertical-rel="baseline" style:mirror="none" fo:clip="rect(0.472in, 0in, 0.9925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52"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Arrow"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1">Chapter <text:span text:style-name="OOoChapterNumber">4 <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data and observing the results without having to retype the entire spreadsheet</text:p>
      <text:p text:style-name="OOoTextBody_5f_ListIntro">Other features provided by <text:alphabetical-index-mark-start text:id="IMark1266212368" text:key1="features"/>Calc<text:alphabetical-index-mark-end text:id="IMark1266212368"/><text:alphabetical-index-mark text:string-value="features" text:key1="Calc"/> include:</text:p>
      <text:list xml:id="list409471497509471522"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hat make up the data to display and manipulate.</text:p>
      <text:p text:style-name="OOoTextBody">Each spreadsheet can have many sheets, up to 256, and each sheet can have many individual cells. Each sheet can have a maximum of 1,048,576 rows and 1024 columns.</text:p>
      <text:h text:style-name="P51" text:outline-level="2"><text:soft-page-break/>Parts of the Main Calc Window</text:h>
      <text:p text:style-name="P7">When Calc is started, the main window looks similar to <text:sequence-ref text:reference-format="category-and-value" text:ref-name="refFigure0">Figure 1</text:sequence-ref>.</text:p>
      <text:h text:style-name="P40"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40" text:outline-level="3">Menu Bar</text:h>
      <text:p text:style-name="OOoTextBody">Under the Title bar is the Menu bar. (On a Mac, the Menu bar is at the top of the screen, above the Title bar, the same location as for other Mac applications.) When you choose one of the menus, a sub menu appears with other options. You can modify the Menu bar, as discussed in Chapter 11 (Setting up and Customizing Apache OpenOffice).</text:p>
      <text:p text:style-name="OOoFigure"><draw:frame draw:style-name="fr1" draw:name="Figure_AOO41GS05_1" text:anchor-type="as-char" svg:y="-1.1701in" svg:width="6.65in" draw:z-index="0"><draw:text-box fo:min-height="3.1299in"><text:p text:style-name="OOoFigureCaption"><text:span text:style-name="Caption_20_characters"><draw:g text:anchor-type="as-char" draw:z-index="3" draw:style-name="gr1"><draw:frame draw:style-name="gr2" draw:text-style-name="P59" svg:width="6.6406in" svg:height="3.2598in" svg:x="0in" svg:y="0in"><draw:image xlink:href="Pictures/10000000000003B0000001D04C13BD4C.png" xlink:type="simple" xlink:show="embed" xlink:actuate="onLoad"><text:p/></draw:image></draw:frame><draw:rect draw:style-name="gr3" draw:text-style-name="P61" svg:width="0.8004in" svg:height="0.2004in" svg:x="4.0902in" svg:y="0in"><text:p text:style-name="P60"><text:span text:style-name="T22">Title bar</text:span></text:p></draw:rect><draw:rect draw:style-name="gr3" draw:text-style-name="P61" svg:width="0.8004in" svg:height="0.2004in" svg:x="2.9484in" svg:y="0.1571in"><text:p text:style-name="P60"><text:span text:style-name="T22">Menu bar</text:span></text:p></draw:rect><draw:rect draw:style-name="gr3" draw:text-style-name="P61" svg:width="1.2004in" svg:height="0.2004in" svg:x="4.0902in" svg:y="0.3335in"><text:p text:style-name="P60"><text:span text:style-name="T22">Standard toolbar</text:span></text:p></draw:rect><draw:rect draw:style-name="gr3" draw:text-style-name="P61" svg:width="1.2004in" svg:height="0.2004in" svg:x="4.0902in" svg:y="0.5693in"><text:p text:style-name="P60"><text:span text:style-name="T22">Formatting toolbar</text:span></text:p></draw:rect><draw:rect draw:style-name="gr3" draw:text-style-name="P61" svg:width="0.8004in" svg:height="0.2004in" svg:x="5.1138in" svg:y="2.7161in"><text:p text:style-name="P60"><text:span text:style-name="T22">Sidebar</text:span></text:p></draw:rect><draw:rect draw:style-name="gr3" draw:text-style-name="P61" svg:width="0.8004in" svg:height="0.2004in" svg:x="0.3102in" svg:y="1.4173in"><text:p text:style-name="P60"><text:span text:style-name="T22">Name box</text:span></text:p></draw:rect><draw:line draw:style-name="gr4" draw:text-style-name="P59" svg:x1="0.4902in" svg:y1="1.4283in" svg:x2="0.4902in" svg:y2="0.9496in"><text:p/></draw:line><draw:rect draw:style-name="gr3" draw:text-style-name="P61" svg:width="1.0906in" svg:height="0.1697in" svg:x="0.5862in" svg:y="2.3807in"><text:p text:style-name="P60"><text:span text:style-name="T22">Row headers</text:span></text:p></draw:rect><draw:rect draw:style-name="gr3" draw:text-style-name="P61" svg:width="1.2004in" svg:height="0.2004in" svg:x="2.2398in" svg:y="1.4752in"><text:p text:style-name="P60"><text:span text:style-name="T22">Column headers</text:span></text:p></draw:rect><draw:line draw:style-name="gr5" draw:text-style-name="P59" svg:x1="2.8146in" svg:y1="1.4783in" svg:x2="2.8146in" svg:y2="1.1283in"><text:p/></draw:line><draw:line draw:style-name="gr5" draw:text-style-name="P59" svg:x1="0.5902in" svg:y1="2.4496in" svg:x2="0.1902in" svg:y2="2.4496in"><text:p/></draw:line><draw:rect draw:style-name="gr3" draw:text-style-name="P61" svg:width="0.835in" svg:height="0.2004in" svg:x="1.2555in" svg:y="1.239in"><text:p text:style-name="P60"><text:span text:style-name="T22">Active cell</text:span></text:p></draw:rect><draw:line draw:style-name="gr5" draw:text-style-name="P59" svg:x1="1.2402in" svg:y1="1.3496in" svg:x2="0.8402in" svg:y2="1.2996in"><text:p/></draw:line><draw:rect draw:style-name="gr3" draw:text-style-name="P61" svg:width="0.8248in" svg:height="0.2004in" svg:x="1.2161in" svg:y="2.6173in"><text:p text:style-name="P60"><text:span text:style-name="T22">Sheet tabs</text:span></text:p></draw:rect><draw:line draw:style-name="gr5" draw:text-style-name="P59" svg:x1="1.2402in" svg:y1="2.7996in" svg:x2="0.9402in" svg:y2="3.0496in"><text:p/></draw:line><draw:rect draw:style-name="gr3" draw:text-style-name="P61" svg:width="1.2004in" svg:height="0.2004in" svg:x="2.5547in" svg:y="2.4598in"><text:p text:style-name="P60"><text:span text:style-name="T22">Status bar</text:span></text:p></draw:rect><draw:line draw:style-name="gr5" draw:text-style-name="P59" svg:x1="3.0902in" svg:y1="2.6496in" svg:x2="3.3402in" svg:y2="3.1996in"><text:p/></draw:line><draw:rect draw:style-name="gr3" draw:text-style-name="P61" svg:width="0.9713in" svg:height="0.2004in" svg:x="2.8693in" svg:y="0.8453in"><text:p text:style-name="P60"><text:span text:style-name="T22">Formula bar</text:span></text:p></draw:rect></draw:g></text:span></text:p><text:p text:style-name="OOoFigureCaption"><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P42" text:outline-level="3">Toolbars</text:h>
      <text:p text:style-name="OOoTextBody">Three toolbars are located under the Menu<text:span text:style-name="T2"> bar by default:</text:span> the Standard tool<text:span text:style-name="T2">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10">In the Formatting toolbar, <text:span text:style-name="T2">the three boxes on the left are the </text:span><text:span text:style-name="OOoMenuPath"><text:span text:style-name="T2">Apply Style,</text:span></text:span><text:span text:style-name="T2"> </text:span><text:span text:style-name="OOoMenuPath"><text:span text:style-name="T2">Font Name</text:span></text:span>,<text:span text:style-name="T2"> and </text:span><text:span text:style-name="OOoMenuPath"><text:span text:style-name="T2">Font Size</text:span></text:span><text:span text:style-name="T2"> lists</text:span>. T<text:span text:style-name="T2">hey show the current setting for the selected cell or </text:span><text:span text:style-name="T2">area. (The Apply Style list may not be visible by default.) Click the down-arrow to the right of each box to open the list.</text:span></text:p>
      <text:p text:style-name="P22"><text:soft-page-break/><draw:frame draw:style-name="fr2" draw:name="Figure_AOO41GS05_2" text:anchor-type="as-char" svg:width="5.1717in" draw:z-index="6"><draw:text-box fo:min-height="1.4228in"><text:p text:style-name="OOoFigureCaption"><draw:frame draw:style-name="fr20" draw:name="AOO41GS05_002" text:anchor-type="as-char" svg:width="5.1717in" svg:height="1.2256in" draw:z-index="7"><draw:image xlink:href="Pictures/10000000000001EC00000083EC54259B.png" xlink:type="simple" xlink:show="embed" xlink:actuate="onLoad"/></draw:frame></text:p><text:p text:style-name="OOoFigureCaption">Figure <text:sequence text:ref-name="refFigure1" text:name="Figure" text:formula="ooow:Figure+1" style:num-format="1">2</text:sequence>. Apply Style, Font Name and Font Size lists </text:p></draw:text-box></draw:frame></text:p>
      <text:h text:style-name="OOoHeading_20_2" text:outline-level="3">Formula Bar</text:h>
      <text:p text:style-name="OOoTextBody">On the left-hand side of the<text:span text:style-name="T2"> </text:span><text:alphabetical-index-mark text:string-value="formula bar, Calc"/><text:alphabetical-index-mark text:string-value="formula bar" text:key1="Calc"/><text:span text:style-name="T2">Formula </text:span>bar is a small text box, called the <text:span text:style-name="OOoMenuPath"><text:span text:style-name="T2">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21">To the right of the Name<text:span text:style-name="T2"> box are the </text:span><text:span text:style-name="OOoMenuPath"><text:span text:style-name="T2">Function Wizard</text:span></text:span>, <text:span text:style-name="OOoMenuPath">Sum</text:span>, a<text:span text:style-name="T2">nd </text:span><text:span text:style-name="OOoMenuPath"><text:span text:style-name="T2">Function</text:span></text:span><text:span text:style-name="T2"> buttons.</text:span></text:p>
      <text:p text:style-name="OOoTextBody"><text:span text:style-name="T2">Clicking the </text:span><text:alphabetical-index-mark-start text:id="IMark1276594644" text:key1="Calc"/><text:alphabetical-index-mark text:string-value="Function Wizard, Calc"/><text:span text:style-name="OOoMenuPath"><text:span text:style-name="T2">Function Wizard</text:span></text:span><text:alphabetical-index-mark-end text:id="IMark1276594644"/><text:span text:style-name="T2"> button opens a dialog from which you can search through a list of available functions This can be very useful because it also shows how the functions are formatted.</text:span></text:p>
      <text:p text:style-name="OOoFigure"><draw:frame draw:style-name="fr3" draw:name="Figure_AOO41GS05_3" text:anchor-type="as-char" svg:width="4.8398in" draw:z-index="12"><draw:text-box fo:min-height="1.4244in"><text:p text:style-name="OOoFigureCaption"><draw:frame draw:style-name="fr20" draw:name="AOO41GS05_003" text:anchor-type="as-char" svg:width="4.8398in" svg:height="1.189in" draw:z-index="13"><draw:image xlink:href="Pictures/10000000000001D20000007315BA80A8.png" xlink:type="simple" xlink:show="embed" xlink:actuate="onLoad"/></draw:frame></text:p><text:p text:style-name="OOoFigureCaption">Figure <text:sequence text:ref-name="refFigure2" text:name="Figure" text:formula="ooow:Figure+1" style:num-format="1">3</text:sequence>. Formula Bar</text:p></draw:text-box></draw:frame></text:p>
      <text:p text:style-name="OOoTextBody"><text:span text:style-name="T2">In a spreadsheet the term </text:span><text:span text:style-name="OOoEmphasis"><text:span text:style-name="T2">function</text:span></text:span><text:span text:style-name="T2"> covers much more than just mathematical functions. See Chapter 7 in the </text:span><text:span text:style-name="OOoEmphasis"><text:span text:style-name="T2">Calc Guide </text:span></text:span><text:span text:style-name="OOoEmphasis"><text:span text:style-name="T3">for more details</text:span></text:span><text:span text:style-name="T3">.</text:span></text:p>
      <text:p text:style-name="OOoTextBody"><text:span text:style-name="T2">Clicking the </text:span><text:span text:style-name="OOoMenuPath"><text:span text:style-name="T2">Sum</text:span></text:span><text:span text:style-name="T2"> button inserts a formula into the current cell that totals the numbers in the cells above the current cell. If there are no numbers above the current cell, then the cells to the left are placed in the Sum formula.</text:span></text:p>
      <text:p text:style-name="OOoTextBody"><text:span text:style-name="T2">Clicking the </text:span><text:span text:style-name="OOoMenuPath"><text:span text:style-name="T2">Function</text:span></text:span><text:span text:style-name="T2"> button inserts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1" draw:name="AOO41GS05_004_CancelAcceptButtons" text:anchor-type="as-char" svg:y="-0.1339in" svg:width="0.5465in" svg:height="0.2362in" draw:z-index="19"><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2">he remainder of the Formula Bar. Y</text:span>ou can edit the contents of the current cell on the Input line or in the cell itself. To edit on the Input line, click in the line, then type your changes.<text:span text:style-name="T7">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18"><text:soft-page-break/>These column and row headers form the cell references that appear in the <text:span text:style-name="T2">Name Box on the Formula Bar (</text:span><text:span text:style-name="T2"><text:sequence-ref text:reference-format="category-and-value" text:ref-name="refFigure2">Figure 3</text:sequence-ref></text:span><text:span text:style-name="T2">). You can turn these headers off by selecting </text:span><text:span text:style-name="OOoMenuPath"><text:span text:style-name="T2">View &gt; Column &amp; Row Headers</text:span></text:span><text:span text:style-name="OOoDefault"><text:span text:style-name="T2">.</text:span></text:span></text:p>
      <text:h text:style-name="OOoHeading_20_2" text:outline-level="3">Sheet Tabs</text:h>
      <text:p text:style-name="OOoTextBody">At the bottom of the grid of cells is the <text:alphabetical-index-mark-start text:id="IMark1276594020" text:key1="Calc"/><text:alphabetical-index-mark text:string-value="sheet tabs, Calc"/>sheet tabs<text:alphabetical-index-mark-end text:id="IMark1276594020"/>.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trl</text:span><text:span text:style-name="OOoDefault"> key while you click the names.</text:span></text:p>
      <text:p text:style-name="OOoFigure"><text:span text:style-name="OOoDefault"><draw:frame draw:style-name="fr4" draw:name="Figure_AOO41GS05_4" text:anchor-type="as-char" svg:width="6.0244in" draw:z-index="28"><draw:text-box fo:min-height="3.652in"><text:p text:style-name="OOoFigureCaption"><draw:frame draw:style-name="fr22" draw:name="AOO41GS05_005" text:anchor-type="as-char" svg:width="6.0244in" svg:height="3.4335in" draw:z-index="29"><draw:image xlink:href="Pictures/10000000000002DE000001A381132538.png" xlink:type="simple" xlink:show="embed" xlink:actuate="onLoad"/></draw:frame></text:p><text:p text:style-name="OOoFigureCaption">Figure <text:sequence text:ref-name="refFigure3" text:name="Figure" text:formula="ooow:Figure+1" style:num-format="1">4</text:sequence>: Choosing a tab color</text:p></draw:text-box></draw:frame></text:span></text:p>
      <text:h text:style-name="OOoHeading_20_2" text:outline-level="3">Status Bar</text:h>
      <text:p text:style-name="OOoTextBody">At the very bottom of the Calc window is the <text:alphabetical-index-mark-start text:id="IMark1266211648" text:key1="Calc"/><text:alphabetical-index-mark text:string-value="Calc" text:key1="status bar"/>status bar<text:alphabetical-index-mark-end text:id="IMark1266211648"/>, which provides information about the spreadsheet and convenient ways to quickly change some of its features. Most of the fields are similar to those in other components of Apache OpenOffice; see Chapter 1 (Introducing Apache OpenOffice). Right-clicking on the <text:span text:style-name="OOoStrongEmphasis">Cell or object information</text:span> field brings up a menu of functions that summarize the cells selected in the sheet. Among the options are Sum, Average, Minimum and Maximum. See <text:bookmark-ref text:reference-format="text" text:ref-name="__RefHeading__7397_801999168">Selecting Cells</text:bookmark-ref> for information about selecting multiple cells.</text:p>
      <text:p text:style-name="OOoFigure"><draw:frame draw:style-name="fr5" draw:name="Figure_AOO41GS05_5" text:anchor-type="as-char" svg:width="4.3465in" draw:z-index="31"><draw:text-box fo:min-height="1.122in"><text:p text:style-name="OOoFigureCaption"><draw:frame draw:style-name="fr23" draw:name="AOO41GS05_006" text:anchor-type="as-char" svg:y="-0.752in" svg:width="4.348in" svg:height="0.8583in" draw:z-index="33"><draw:image xlink:href="Pictures/10000201000001BD00000058EC0AB64A.png" xlink:type="simple" xlink:show="embed" xlink:actuate="onLoad"/></draw:frame></text:p><text:p text:style-name="OOoFigureCaption">Figure <text:sequence text:ref-name="refFigure4" text:name="Figure" text:formula="ooow:Figure+1" style:num-format="1">5</text:sequence>: Left end of Calc status bar</text:p></draw:text-box></draw:frame></text:p>
      <text:p text:style-name="OOoFigure"><text:soft-page-break/><draw:frame draw:style-name="fr5" draw:name="Figure_AOO41GS05_6" text:anchor-type="as-char" svg:width="5.2799in" draw:z-index="34"><draw:text-box fo:min-height="1.1063in"><text:p text:style-name="OOoFigureCaption"><draw:frame draw:style-name="fr23" draw:name="AOO41GS05_007" text:anchor-type="as-char" svg:y="0in" svg:width="5.2811in" svg:height="0.8472in" draw:z-index="35"><draw:image xlink:href="Pictures/100002010000021700000056405FEE75.png" xlink:type="simple" xlink:show="embed" xlink:actuate="onLoad"/></draw:frame></text:p><text:p text:style-name="OOoFigureCaption">Figure <text:sequence text:ref-name="refFigure5" text:name="Figure" text:formula="ooow:Figure+1" style:num-format="1">6</text:sequence>: Right end of Calc status bar</text:p></draw:text-box></draw:frame> </text:p>
      <text:h text:style-name="OOoHeading_20_1" text:outline-level="2">Opening and Saving CSV files</text:h>
      <text:p text:style-name="P9">Chapter 1 (Introducing Apache OpenOffice) includes instructions on starting new Calc documents, opening existing documents, and saving documents.</text:p>
      <text:p text:style-name="P8">A special case for Calc is opening and saving <text:alphabetical-index-mark text:string-value="comma separated values (CSV)"/><text:alphabetical-index-mark text:string-value="CSV files"/>comma-separated-values (CSV), which are text files that contain the cell contents of a single sheet. Each line in a CSV file represents a row in a spreadsheet. Commas, semicolons, or other characters are used to separate the cells. Text may be entered in quotation marks, numbers are entered without quotation marks.</text:p>
      <text:h text:style-name="OOoHeading_20_2" text:outline-level="3">Opening a CSV File</text:h>
      <text:p text:style-name="OOoTextBody_5f_ListIntro">To <text:alphabetical-index-mark-start text:id="IMark1276594020" text:key1="CSV file"/>open<text:alphabetical-index-mark-end text:id="IMark1276594020"/> a CSV file in Calc:</text:p>
      <text:list xml:id="list5108855502318539020"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9">Separator options</text:span> to divide the text in the file into columns.</text:p>
        </text:list-item>
      </text:list>
      <text:p text:style-name="OOoList_5f_TextBody_5f_L1">You can preview the layout of the imported data at the bottom of the dialog. Right-click a column in the preview to set the format or to hide the column. Selecting <text:span text:style-name="OOoStrongEmphasis">Detect special numbers </text:span>allows values with formatting such as currency symbols and some date formats to be read correctly. They will otherwise be read as text, <text:span text:style-name="T1">which</text:span> is a common source of difficulty with subsequent calculations.</text:p>
      <text:p text:style-name="OOoList_5f_TextBody_5f_L1">If the CSV file uses a text delimiting character that is not in the Text delimiter list, click in the Other box and type the character.</text:p>
      <text:list xml:id="list33668966" text:continue-numbering="true" text:style-name="OOoNum_20_123">
        <text:list-item>
          <text:p text:style-name="P46">Click <text:span text:style-name="OOoMenuPath">OK</text:span> to open the file.</text:p>
        </text:list-item>
      </text:list>
      <text:p text:style-name="OOoFigure"><text:soft-page-break/><draw:frame draw:style-name="fr6" draw:name="Figure_AOO41GS05_7" text:anchor-type="as-char" svg:y="-5.0299in" fo:min-width="6.5681in" draw:z-index="4"><draw:text-box fo:min-height="5.4028in"><text:p text:style-name="Figure"><draw:frame text:anchor-type="as-char" draw:z-index="5" draw:style-name="gr6" draw:text-style-name="P59" svg:width="6.6906in" svg:height="6.0406in"><draw:image xlink:href="Pictures/10000201000002EA000002A2BA9DD7E3.png" xlink:type="simple" xlink:show="embed" xlink:actuate="onLoad"><text:p/></draw:image></draw:frame></text:p><text:p text:style-name="OOoFigureCaption">Figure <text:sequence text:ref-name="refFigure6" text:name="Figure" text:formula="ooow:Figure+1" style:num-format="1">7</text:sequence>: Text Import dialog, with Comma (,) selected as the separator and double quotation mark (“) as the text delimiter.</text:p></draw:text-box></draw:frame></text:p>
      <text:h text:style-name="OOoHeading_20_2" text:outline-level="3"><text:alphabetical-index-mark text:string-value="saving as CSV" text:key1="spreadsheets"/>Saving as a CSV File</text:h>
      <text:p text:style-name="OOoTextBody_5f_ListIntro"><text:alphabetical-index-mark text:string-value="comma separated values (CSV)"/><text:alphabetical-index-mark text:string-value="CSV files"/>To <text:alphabetical-index-mark-start text:id="IMark1266209248" text:key1="CSV file"/>save<text:alphabetical-index-mark-end text:id="IMark1266209248"/> a spreadsheet as a comma separated value (CSV) file:</text:p>
      <text:list xml:id="list33675231" text:continue-list="list33668966" text:style-name="OOoNum_20_123">
        <text:list-item text:start-value="1">
          <text:p text:style-name="P48">Choose <text:span text:style-name="OOoMenuPath">File &gt; Save As</text:span>.</text:p>
        </text:list-item>
        <text:list-item>
          <text:p text:style-name="OOoNum_20_123_20_Cont.">In the <text:span text:style-name="T12">File name </text:span>box, type a name for the file.</text:p>
        </text:list-item>
        <text:list-item>
          <text:p text:style-name="P38">In the <text:span text:style-name="T12">File type</text:span> list, select <text:span text:style-name="OOoMenuPath">Text CSV (.csv)</text:span> and click <text:span text:style-name="OOoMenuPath">Save</text:span>.</text:p>
        </text:list-item>
      </text:list>
      <text:p text:style-name="OOoList_5f_TextBody_5f_L1">You may see the message box shown below. Click <text:span text:style-name="OOoMenuPath">Keep Current Format</text:span>.</text:p>
      <text:p text:style-name="P27"><text:soft-page-break/><draw:frame draw:style-name="fr24" draw:name="AOO41GS05_009" text:anchor-type="as-char" svg:width="5.4181in" svg:height="2.1811in" draw:z-index="36"><draw:image xlink:href="Pictures/10000000000001B3000000CB36C045EB.png" xlink:type="simple" xlink:show="embed" xlink:actuate="onLoad"/></draw:frame></text:p>
      <text:list xml:id="list33657467" text:continue-numbering="true" text:style-name="OOoNum_20_123">
        <text:list-item>
          <text:p text:style-name="OOoNum_20_123_20_End">In the <text:span text:style-name="OOoMenuPath">Export of text files</text:span> dialog, select the options you want and then click <text:span text:style-name="OOoMenuPath">OK</text:span>. You will get a warning that only the current sheet was saved. CSV files do not support multiple sheets.</text:p>
        </text:list-item>
      </text:list>
      <text:p text:style-name="OOoFigure"><draw:frame draw:style-name="fr5" draw:name="Figure_AOO41GS05_8" text:anchor-type="as-char" svg:width="5.6465in" draw:z-index="37"><draw:text-box fo:min-height="2.7173in"><text:p text:style-name="Figure"><draw:frame draw:style-name="fr20" draw:name="AOO41GS05_010" text:anchor-type="as-char" svg:width="5.6465in" svg:height="2.5in" draw:z-index="38"><draw:image xlink:href="Pictures/100000000000021E000000F038FC465B.png" xlink:type="simple" xlink:show="embed" xlink:actuate="onLoad"/></draw:frame></text:p><text:p text:style-name="OOoFigureCaption">Figure <text:sequence text:ref-name="refFigure7" text:name="Figure" text:formula="ooow:Figure+1" style:num-format="1">8</text:sequence>: Choosing options when exporting to Text CSV</text:p></draw:text-box></draw:frame></text:p>
      <text:h text:style-name="OOoHeading_20_1" text:outline-level="2"><text:alphabetical-index-mark text:string-value="navigating" text:key1="cells, in Calc"/>Navigating Within Spreadsheets</text:h>
      <text:p text:style-name="OOoTextBody">Calc provides many ways to <text:alphabetical-index-mark-start text:id="IMark1266209296" text:key1="spreadsheets"/>navigate<text:alphabetical-index-mark-end text:id="IMark1266209296"/>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2"> (</text:span><text:span text:style-name="T2"><text:sequence-ref text:reference-format="category-and-value" text:ref-name="refFigure2">Figure 3</text:sequence-ref></text:span><text:span text:style-name="T2">). The existing </text:span><text:alphabetical-index-mark-start text:id="IMark1276594020" text:key1="spreadsheets"/><text:span text:style-name="T2">cell reference</text:span><text:alphabetical-index-mark-end text:id="IMark1276594020"/><text:span text:style-name="T2"> will be highlighted.</text:span><text:span text:style-name="T4"> </text:span><text:span text:style-name="T2">Type the cell reference of the cell you want to go to and press </text:span><text:span text:style-name="OOoKeystroke"><text:span text:style-name="T2">Enter</text:span></text:span><text:span text:style-name="T2">.</text:span><text:span text:style-name="T4"> </text:span><text:span text:style-name="T2">Or just click into the Name box, backspace</text:span> over the existing cell reference and type in the cell reference you want and press <text:span text:style-name="T12">Enter</text:span>.</text:p>
      <text:p text:style-name="OOoDefinitionTerm">Using the Navigator</text:p>
      <text:p text:style-name="OOoDefinition">To open the <text:alphabetical-index-mark-start text:id="IMark1266209296" text:key1="Calc"/>Navigator<text:alphabetical-index-mark-end text:id="IMark1266209296"/><text:alphabetical-index-mark text:string-value="Calc" text:key1="Navigator"/>, click its icon <draw:frame draw:style-name="fr25" draw:name="AOO41GS05_011_NavigatorIcon" text:anchor-type="as-char" svg:width="0.2756in" svg:height="0.2756in" draw:z-index="44"><draw:image xlink:href="Pictures/10000000000000180000001A9B86BBFF.png" xlink:type="simple" xlink:show="embed" xlink:actuate="onLoad"/></draw:frame> on the <text:span text:style-name="T2">Standard</text:span> toolbar, or go to the Navigator deck of the Sidebar, or press <text:span text:style-name="OOoKeystroke">F5</text:span>, or choose <text:span text:style-name="OOoMenuPath">View &gt; Navigator</text:span><text:span text:style-name="T14"> on the </text:span><text:soft-page-break/><text:span text:style-name="T14">Menu bar, or double-click on the Sheet Sequence Number </text:span><text:span text:style-name="T14"><draw:frame draw:style-name="fr26" draw:name="AOO41GS05_012_SheetsNumbers" text:anchor-type="as-char" svg:y="-0.1646in" svg:width="0.8228in" svg:height="0.2083in" draw:z-index="47"><draw:image xlink:href="Pictures/100000000000004F00000014166FF235.png" xlink:type="simple" xlink:show="embed" xlink:actuate="onLoad"/></draw:frame></text:span><text:span text:style-name="T14"> in the Status Bar</text:span>.<text:span text:style-name="T7">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trl</text:span> key and double-click in an empty area near the icons in the Navigator dialog.) If you want a docked Navigator, using the Sidebar is typically the easiest approach. The Sidebar is described in <text:span text:style-name="OOoEmphasis">Chapter 1. Introducing Apache OpenOffice.</text:span></text:p>
      <text:p text:style-name="OOoFigure"><draw:frame draw:style-name="fr5" draw:name="Figure_AOO41GS05_9" text:anchor-type="as-char" svg:width="2.8835in" draw:z-index="48"><draw:text-box fo:min-height="3.6783in"><text:p text:style-name="Figure"><draw:frame draw:style-name="fr27" draw:name="AOO41GS05_013" text:anchor-type="as-char" svg:width="2.8835in" svg:height="3.3882in" draw:z-index="49"><draw:image xlink:href="Pictures/100000000000014B000001858B35DE18.png" xlink:type="simple" xlink:show="embed" xlink:actuate="onLoad"/></draw:frame></text:p><text:p text:style-name="OOoFigureCaption">Figure <text:sequence text:ref-name="refFigure8" text:name="Figure" text:formula="ooow:Figure+1" style:num-format="1">9</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8" draw:name="AOO41GS05_014_ContentsIcon" text:anchor-type="as-char" svg:width="0.2756in" svg:height="0.2402in" draw:z-index="53"><draw:image xlink:href="Pictures/100000000000001B0000001AF04C4F65.png" xlink:type="simple" xlink:show="embed" xlink:actuate="onLoad"/></draw:frame>. Click this icon again to show the list.</text:p>
      <text:h text:style-name="P41" text:outline-level="3">Moving from <text:alphabetical-index-mark text:string-value="cell to cell, in Calc" text:key1="navigation"/>Cell to Cell</text:h>
      <text:p text:style-name="P7">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33678847" text:continue-list="list409471497509471522" text:style-name="OOoBullets_20_1">
        <text:list-item>
          <text:p text:style-name="P58">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7" draw:name="Figure_AOO41GS05_10" text:anchor-type="as-char" svg:width="5.2319in" draw:z-index="54"><draw:text-box fo:min-height="2.8783in"><text:p text:style-name="P25"><draw:frame draw:style-name="fr20" draw:name="AOO41GS05_015" text:anchor-type="as-char" svg:width="5.2319in" svg:height="2.6634in" draw:z-index="55"><draw:image xlink:href="Pictures/10000000000002120000010EB0574D87.png" xlink:type="simple" xlink:show="embed" xlink:actuate="onLoad"/></draw:frame></text:p><text:p text:style-name="OOoFigureCaption">Figure <text:sequence text:ref-name="refFigure9" text:name="Figure" text:formula="ooow:Figure+1" style:num-format="1">10</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33682503" text:continue-list="list33678847"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Keystroke">Ctr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2">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igure_AOO41GS05_11" text:anchor-type="as-char" svg:width="5.3957in" draw:z-index="60"><draw:text-box fo:min-height="1.5146in"><text:p text:style-name="OOoFigureCaption"><draw:frame draw:style-name="fr20" draw:name="AOO41GS05_016" text:anchor-type="as-char" svg:width="5.3957in" svg:height="1.302in" draw:z-index="61"><draw:image xlink:href="Pictures/10000000000002060000007D31C6CDB1.png" xlink:type="simple" xlink:show="embed" xlink:actuate="onLoad"/></draw:frame></text:p><text:p text:style-name="OOoFigureCaption">Figure <text:sequence text:ref-name="refFigure10" text:name="Figure" text:formula="ooow:Figure+1" style:num-format="1">11</text:sequence>: Customizing the effect of the Enter key</text:p></draw:text-box></draw:frame></text:span></text:p>
      <text:h text:style-name="OOoHeading_20_2" text:outline-level="3"><text:soft-page-break/>Moving from <text:alphabetical-index-mark text:string-value="sheet to sheet, in Calc" text:key1="navigation"/>Sheet to 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trl+Page Down</text:span><text:span text:style-name="OOoDefault"> moves one sheet to the right and pressing </text:span><text:span text:style-name="OOoKeystroke">Ctr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22"><draw:frame draw:style-name="fr9" draw:name="Figure_AOO41GS05_12" text:anchor-type="as-char" svg:width="3.7016in" draw:z-index="62"><draw:text-box fo:min-height="2.6764in"><text:p text:style-name="OOoFigureCaption"><draw:frame draw:style-name="fr29" draw:name="AOO41GS05_017" text:anchor-type="paragraph" svg:width="3.6953in" svg:height="2.4756in" draw:z-index="63"><draw:image xlink:href="Pictures/1000020100000184000001045AEFA345.png" xlink:type="simple" xlink:show="embed" xlink:actuate="onLoad"/></draw:frame>Figure <text:sequence text:ref-name="refFigure11" text:name="Figure" text:formula="ooow:Figure+1" style:num-format="1">12</text:sequence>. Sheet tab arrows</text:p></draw:text-box></draw:frame></text:p>
      <text:p text:style-name="P19">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Selecting Items in a Sheet or Spreadsheet</text:h>
      <text:h text:style-name="OOoHeading_20_2" text:outline-level="3"><text:bookmark-start text:name="__RefHeading__7397_801999168"/><text:alphabetical-index-mark text:string-value="selecting" text:key1="cells, in Calc"/>Selecting <text:alphabetical-index-mark-start text:id="IMark1276594500" text:key1="selection, in Calc"/>Cells<text:bookmark-end text:name="__RefHeading__7397_801999168"/><text:alphabetical-index-mark-end text:id="IMark1276594500"/></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text:soft-page-break/>Range of contiguous cells</text:p>
      <text:p text:style-name="OOoTextBody">A range of cells can be selected using the keyboard or the mouse.</text:p>
      <text:p text:style-name="OOoTextBody_5f_ListIntro">To select a range of cells by dragging the mouse:</text:p>
      <text:list xml:id="list33667127" text:continue-list="list33657467"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3670760" text:continue-list="list33667127"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3676396" text:continue-list="list33670760"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the occupied cells in one direction:</text:span></text:p>
      <text:list xml:id="list33664522" text:continue-list="list33676396" text:style-name="OOoNum_20_123">
        <text:list-item text:start-value="1">
          <text:p text:style-name="P47"><text:span text:style-name="OOoDefault">Click the first cell in the desired range.</text:span></text:p>
        </text:list-item>
        <text:list-item>
          <text:p text:style-name="OOoNum_20_123_20_End"><text:span text:style-name="OOoDefault">Hold the </text:span><text:span text:style-name="OOoKeystroke">Ctrl + Shift</text:span><text:span text:style-name="OOoDefault"> keys and press the arrow to move in the desired direction. The cursor will jump to the last occupied cell.</text:span></text:p>
        </text:list-item>
      </text:list>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7</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32">Range of noncontiguous cells</text:p>
      <text:list xml:id="list33668572" text:continue-list="list33664522"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tr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13">Entire <text:alphabetical-index-mark-start text:id="IMark1276593060" text:key1="selection, in Calc"/>columns<text:alphabetical-index-mark-end text:id="IMark1276593060"/> and <text:alphabetical-index-mark-start text:id="IMark1276594884" text:key1="selection, in Calc"/>rows<text:alphabetical-index-mark-end text:id="IMark1276594884"/>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Multiple columns or rows</text:p>
      <text:p text:style-name="OOoTextBody_5f_ListIntro">To select multiple columns or rows that are contiguous:</text:p>
      <text:list xml:id="list33653076" text:continue-list="list33668572"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0"> </text:span></text:span>key<text:span text:style-name="OOoKeystroke"><text:span text:style-name="T10">.</text:span></text:span></text:p>
        </text:list-item>
        <text:list-item>
          <text:p text:style-name="OOoNum_20_123_20_End"><text:span text:style-name="OOoDefault">Click the last column or row in the group.</text:span></text:p>
        </text:list-item>
      </text:list>
      <text:p text:style-name="OOoTextBody_5f_ListIntro"><text:soft-page-break/><text:span text:style-name="OOoDefault">To select multiple columns or rows that are not contiguous:</text:span></text:p>
      <text:list xml:id="list33659732" text:continue-list="list33653076"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trl</text:span> ke<text:span text:style-name="OOoKeystroke"><text:span text:style-name="T10">y.</text:span></text:span></text:p>
        </text:list-item>
        <text:list-item>
          <text:p text:style-name="OOoNum_20_123_20_End"><text:span text:style-name="OOoDefault">Click on all the subsequent columns or rows while holding down </text:span>the <text:span text:style-name="OOoKeystroke">Ctrl</text:span> k<text:span text:style-name="OOoKeystroke"><text:span text:style-name="T10">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trl+A</text:span> to select the entire sheet.</text:p>
      <text:p text:style-name="P22"><draw:frame draw:style-name="fr2" draw:name="Figure_AOO41GS05_13" text:anchor-type="as-char" svg:width="2.4984in" draw:z-index="64"><draw:text-box fo:min-height="1.1453in"><text:p text:style-name="OOoFigureCaption"><draw:frame draw:style-name="fr20" draw:name="AOO41GS05_018" text:anchor-type="as-char" svg:width="2.4984in" svg:height="0.8992in" draw:z-index="65"><draw:image xlink:href="Pictures/10000000000001080000005F68A7535D.png" xlink:type="simple" xlink:show="embed" xlink:actuate="onLoad"/></draw:frame></text:p><text:p text:style-name="OOoFigureCaption">Figure <text:sequence text:ref-name="refFigure12" text:name="Figure" text:formula="ooow:Figure+1" style:num-format="1">13</text:sequence>. Select All box</text:p></draw:text-box></draw:frame></text:p>
      <text:h text:style-name="OOoHeading_20_2" text:outline-level="3"><text:alphabetical-index-mark text:string-value="selecting" text:key1="sheets, in Calc"/>Selecting <text:alphabetical-index-mark-start text:id="IMark1256777780" text:key1="selection, in Calc"/>Sheets<text:alphabetical-index-mark-end text:id="IMark1256777780"/></text:h>
      <text:p text:style-name="OOoTextBody">You can select either one or multiple sheets. It can be advantageous to select multiple sheets at times when you want to make changes to many sheets at once.</text:p>
      <text:p text:style-name="OOoDefinitionTerm">Single sheet</text:p>
      <text:p text:style-name="OOoDefinition">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33663121" text:continue-list="list33659732"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contiguous sheets</text:p>
      <text:p text:style-name="OOoTextBody_5f_ListIntro">To select multiple noncontiguous sheets:</text:p>
      <text:list xml:id="list33658340" text:continue-list="list33663121"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tr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ext:soft-page-break/>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3675989" text:continue-list="list33658340"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text:span>or<text:span text:style-name="OOoMenuPath"> Insert &gt; Rows</text:span>.</text:p>
        </text:list-item>
      </text:list>
      <text:p text:style-name="OOoTextBody_5f_ListIntro">Using the mouse:</text:p>
      <text:list xml:id="list33669496" text:continue-list="list33675989"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4">.</text:span></text:span></text:p>
        </text:list-item>
      </text:list>
      <text:p text:style-name="OOoDefinitionTerm">Multiple columns or rows</text:p>
      <text:p text:style-name="OOoTextBody_5f_ListIntro">Multiple columns or rows can be inserted at once rather than inserting them one at a time.</text:p>
      <text:list xml:id="list33659050" text:continue-list="list33669496"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13">Columns and rows can be deleted individually or in groups.</text:p>
      <text:p text:style-name="OOoDefinitionTerm">Single column or row</text:p>
      <text:p text:style-name="OOoTextBody_5f_ListIntro">A single column or row can only be deleted by using the mouse:</text:p>
      <text:list xml:id="list33664904" text:continue-list="list33659050"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33660030" text:continue-list="list33664904"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soft-page-break/>Working with Sheets</text:h>
      <text:p text:style-name="P13">Like any other Calc element, sheets can be inserted, deleted, and renamed.</text:p>
      <text:h text:style-name="OOoHeading_20_2" text:outline-level="3"><text:alphabetical-index-mark text:string-value="inserting" text:key1="sheets, in Calc"/>Inserting New Sheets</text:h>
      <text:p text:style-name="OOoTextBody_5f_ListIntro">There are several ways to insert a new sheet. The first step for all the methods is to select the sheets that the new sheet will be inserted next to. Then any of the following options can be used.</text:p>
      <text:list xml:id="list2114789712" text:style-name="OOoBullets_20_1">
        <text:list-item>
          <text:p text:style-name="OOoList_20_1_20_Start">Choose<text:span text:style-name="T2"> </text:span><text:span text:style-name="OOoMenuPath"><text:span text:style-name="T2">Insert &gt;</text:span></text:span><text:span text:style-name="T2"> </text:span><text:span text:style-name="OOoMenuPath"><text:span text:style-name="T2">Sheet</text:span></text:span><text:span text:style-name="T2"> from the menu bar.</text:span></text:p>
        </text:list-item>
      </text:list>
      <text:list xml:id="list33680408" text:continue-list="list33682503" text:style-name="OOoBullets_20_1">
        <text:list-item>
          <text:p text:style-name="OOoList_20_1_20_Cont."><text:span text:style-name="T2">Right-click on the sheet tab and </text:span>choose <text:span text:style-name="OOoMenuPath">Insert Sheet</text:span>.</text:p>
        </text:list-item>
        <text:list-item>
          <text:p text:style-name="OOoList_20_1_20_End">Click in an empty space at the end of the line of sheet tabs.</text:p>
        </text:list-item>
      </text:list>
      <text:p text:style-name="P22"><draw:frame draw:style-name="fr10" draw:name="Figure_AOO41GS05_14" text:anchor-type="as-char" svg:width="3.5937in" draw:z-index="67"><draw:text-box fo:min-height="1.2492in"><text:p text:style-name="OOoFigureCaption"><draw:frame draw:style-name="fr29" draw:name="AOO41GS05_019" text:anchor-type="paragraph" svg:width="3.5902in" svg:height="1.0472in" draw:z-index="70"><draw:image xlink:href="Pictures/10000201000001790000006E61C67F33.png" xlink:type="simple" xlink:show="embed" xlink:actuate="onLoad"/></draw:frame>Figure <text:sequence text:ref-name="refFigure13" text:name="Figure" text:formula="ooow:Figure+1" style:num-format="1">14</text:sequence>. Creating a new sheet</text:p></draw:text-box></draw:frame></text:p>
      <text:p text:style-name="OOoTextBody"><text:span text:style-name="T2">Each method will open </text:span>the Insert Sheet dialog<text:span text:style-name="T2"> (</text:span><text:span text:style-name="T2"><text:sequence-ref text:reference-format="category-and-value" text:ref-name="refFigure14">Figure 15</text:sequence-ref></text:span><text:span text:style-name="T2">). He</text:span>re you can select whether the new sheet is to go before or after the selected sheet and how many sheets you want to insert. If you are inserting only one sheet, there is the opportunity to give the sheet a name.</text:p>
      <text:p text:style-name="OOoFigure"><draw:frame draw:style-name="fr11" draw:name="Figure_AOO41GS05_15" text:anchor-type="as-char" svg:width="6.0417in" draw:z-index="72"><draw:text-box fo:min-height="3.348in"><text:p text:style-name="OOoFigureCaption"><draw:frame draw:style-name="fr30" draw:name="AOO41GS05_020" text:anchor-type="as-char" svg:width="6.0417in" svg:height="3.0783in" draw:z-index="73"><draw:image xlink:href="Pictures/10000000000002440000018A654BCACF.png" xlink:type="simple" xlink:show="embed" xlink:actuate="onLoad"/></draw:frame></text:p><text:p text:style-name="OOoFigureCaption">Figure <text:sequence text:ref-name="refFigure14" text:name="Figure" text:formula="ooow:Figure+1" style:num-format="1">15</text:sequence>. Insert Sheet dialog</text:p></draw:text-box></draw:frame> </text:p>
      <text:h text:style-name="OOoHeading_20_2" text:outline-level="3"><text:soft-page-break/>Moving and Copying Sheets</text:h>
      <text:p text:style-name="P13">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igure_AOO41GS05_16" text:anchor-type="as-char" svg:width="3.0819in" draw:z-index="21"><draw:text-box fo:min-height="1.1181in"><text:p text:style-name="OOoFigureCaption"><draw:frame draw:style-name="fr31" draw:name="AOO41GS05_021" text:anchor-type="as-char" svg:width="3.0819in" svg:height="0.9291in" draw:z-index="23"><draw:image xlink:href="Pictures/100000000000011D00000064980580D9.png" xlink:type="simple" xlink:show="embed" xlink:actuate="onLoad"/></draw:frame>Figure <text:sequence text:ref-name="refFigure15" text:name="Figure" text:formula="ooow:Figure+1" style:num-format="1">16</text:sequence>: Dragging a sheet to move it</text:p></draw:text-box></draw:frame></text:p>
      <text:p text:style-name="OOoTextBody">To <text:span text:style-name="OOoEmphasis">copy</text:span> a sheet within the same spreadsheet, hold down the <text:span text:style-name="OOoKeystroke">Ctr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3">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38">Select <text:span text:style-name="OOoMenuPath">Move/Copy Sheet</text:span> from the context menu.</text:p>
        </text:list-item>
        <text:list-item>
          <text:p text:style-name="P38">On the Move/Copy Sheet dialog (<text:sequence-ref text:reference-format="category-and-value" text:ref-name="refFigure16">Figure 17</text:sequence-ref>):</text:p>
        </text:list-item>
      </text:list>
      <text:list xml:id="list33683535" text:continue-list="list33680408" text:style-name="OOoBullets_20_1">
        <text:list-item>
          <text:list>
            <text:list-item>
              <text:p text:style-name="OOoList_20_1_20_Start">Select or deselect the <text:span text:style-name="OOoMenuPath">Copy</text:span> option at the bottom.</text:p>
            </text:list-item>
            <text:list-item>
              <text:p text:style-name="OOoList_20_1_20_End"><text:span text:style-name="OOoMenuPath">To document</text:span>: select the document in which you want to place the sheet. By default, the field will show the current document. If you have another spreadsheet open, its name will appear in the drop-down list along with—new<text:span text:style-name="OOoMenuPath"> document</text:span>.<text:line-break/><text:span text:style-name="OOoMenuPath">Insert before:</text:span> select the position within the target document.</text:p>
            </text:list-item>
          </text:list>
        </text:list-item>
      </text:list>
      <text:list xml:id="list33679246" text:continue-list="list1189579886" text:style-name="OOoNum_20_123">
        <text:list-item>
          <text:p text:style-name="P46">When you are done, click <text:span text:style-name="OOoMenuPath">OK</text:span>.</text:p>
        </text:list-item>
      </text:list>
      <text:p text:style-name="OOoFigure"><text:soft-page-break/><draw:frame draw:style-name="fr5" draw:name="Figure_AOO41GS05_17" text:anchor-type="as-char" svg:width="3.6835in" draw:z-index="24"><draw:text-box fo:min-height="3.1417in"><text:p text:style-name="OOoFigureCaption"><draw:frame draw:style-name="fr27" draw:name="AOO41GS05_022" text:anchor-type="as-char" svg:width="3.6835in" svg:height="2.8846in" draw:z-index="27"><draw:image xlink:href="Pictures/10000000000001680000011A2B307730.png" xlink:type="simple" xlink:show="embed" xlink:actuate="onLoad"/></draw:frame></text:p><text:p text:style-name="OOoFigureCaption">Figure <text:sequence text:ref-name="refFigure16" text:name="Figure" text:formula="ooow:Figure+1" style:num-format="1">17</text:sequence>: Move/Copy Sheet dialog</text:p></draw:text-box></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6" draw:name="AOO41GS05_023_dangersign" text:anchor-type="as-char" svg:y="-0.2634in" svg:width="0.4307in" svg:height="0.398in" draw:z-index="39"><draw:image xlink:href="Pictures/10000201000000500000004A5CA4FE42.png" xlink:type="simple" xlink:show="embed" xlink:actuate="onLoad"/></draw:frame></text:p>
          </table:table-cell>
          <table:table-cell table:style-name="Table53.A1" office:value-type="string">
            <text:p text:style-name="OOoTableText">If you choose—<text:span text:style-name="OOoStrongEmphasis">new</text:span> <text:span text:style-name="OOoStrongEmphasis"><text:span text:style-name="T20">document</text:span></text:span><text:span text:style-name="OOoStrongEmphasis"><text:span text:style-name="T14">—as </text:span></text:span>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ies to moving sheets to other existing documents.</text:p>
          </table:table-cell>
        </table:table-row>
      </table:table>
      <text:h text:style-name="OOoHeading_20_2" text:outline-level="3"><text:alphabetical-index-mark text:string-value="deleting" text:key1="sheets, in Calc"/>Deleting SheetsSheets can be Deleted Individually or in Groups.</text:h>
      <text:p text:style-name="OOoDefinitionTerm">Single sheet</text:p>
      <text:p text:style-name="OOoDefinition">Right-click on the tab of the sheet you want to delete and choose <text:span text:style-name="OOoMenuPath">Delete Sheet</text:span> <text:span text:style-name="T2">from the pop‑up menu, or cho</text:span><text:span text:style-name="T2">o</text:span><text:span text:style-name="T2">se </text:span><text:span text:style-name="OOoMenuPath"><text:span text:style-name="T2">Edit &gt; Sheet &gt; Delete</text:span></text:span> from the menu bar.</text:p>
      <text:p text:style-name="OOoDefinitionTerm">Multiple sheets</text:p>
      <text:p text:style-name="OOoDefinition"><text:span text:style-name="T2">To delete multiple sheets, select them as described earlier, then either right-click over one of the tabs and selec</text:span>t <text:span text:style-name="OOoMenuPath">Delete Sheet</text:span> f<text:span text:style-name="T2">rom the pop-up menu, or choose </text:span><text:span text:style-name="OOoMenuPath"><text:span text:style-name="T2">Edit &gt; Sheet &gt; Delete</text:span></text:span><text:span text:style-name="T2"> from the menu bar.</text:span></text:p>
      <text:h text:style-name="OOoHeading_20_2" text:outline-level="3"><text:alphabetical-index-mark text:string-value="renaming" text:key1="sheets, in Calc"/>Renaming Sheets</text:h>
      <text:p text:style-name="OOoTextBody">The default name for a new sheet is <text:span text:style-name="OOoEmphasis">Sheet</text:span><text:span text:style-name="T11">X</text:span><text:span text:style-name="T10">,</text:span> where <text:span text:style-name="T11">X</text:span> is a number.<text:span text:style-name="T7">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55">Right-click on a sheet tab and choose <text:span text:style-name="OOoMenuPath">Rename Sheet</text:span> from the pop-up menu; replace the existing name with a better one.</text:p>
        </text:list-item>
        <text:list-item>
          <text:p text:style-name="P52">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7">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7"> T</text:span>he heavier horizontal line between rows 3 and 14 and the heavier vertical line between columns C and H denote the frozen areas.<text:span text:style-name="T7"> </text:span>Rows 4 through 13 and columns D through G have been scrolled off the page. The first three rows and columns remained because they are frozen into place.</text:p>
      <text:p text:style-name="OOoTextBody">You can set the freeze point at a row, a column, or both a row and a column as in <text:sequence-ref text:reference-format="category-and-value" text:ref-name="refFigure17">Figure 18</text:sequence-ref>.</text:p>
      <text:p text:style-name="P33">Freezing single rows or columns</text:p>
      <text:list xml:id="list33656955" text:continue-list="list33660030" text:style-name="OOoNum_20_123">
        <text:list-item text:start-value="1">
          <text:p text:style-name="P47">Click on the header for the row below where you want the freeze or for the column to the right of where you want the freeze.</text:p>
        </text:list-item>
        <text:list-item>
          <text:p text:style-name="P38">Choose <text:span text:style-name="OOoMenuPath">Window &gt; Freeze</text:span><text:span text:style-name="OOoMenuPath"><text:span text:style-name="T14">.</text:span></text:span></text:p>
        </text:list-item>
        <text:list-item>
          <text:p text:style-name="P46"><text:span text:style-name="OOoDefault">A dark line appears, indicating where the freeze is put.</text:span></text:p>
        </text:list-item>
      </text:list>
      <text:p text:style-name="P33">Freezing a row and a column</text:p>
      <text:list xml:id="list33676293" text:continue-list="list33656955" text:style-name="OOoNum_20_123">
        <text:list-item text:start-value="1">
          <text:p text:style-name="P47">Click into the cell that is immediately below the row you want frozen and immediately to the right of the column you want frozen.</text:p>
        </text:list-item>
        <text:list-item>
          <text:p text:style-name="P38">Choose <text:span text:style-name="OOoMenuPath">Window &gt; Freeze</text:span><text:span text:style-name="OOoMenuPath"><text:span text:style-name="T14">.</text:span></text:span></text:p>
        </text:list-item>
        <text:list-item>
          <text:p text:style-name="P46">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Definition">To unfreeze rows or columns, choose <text:span text:style-name="OOoMenuPath">Window &gt; Freeze</text:span>. The check mark by <text:span text:style-name="OOoMenuPath">Freeze</text:span> will vanish.</text:p>
      <text:p text:style-name="P22"><text:soft-page-break/><draw:frame draw:style-name="fr7" draw:name="Figure_AOO41GS05_18" text:anchor-type="as-char" svg:width="6.2583in" draw:z-index="74"><draw:text-box fo:min-height="3.2264in"><text:p text:style-name="Figure"><draw:frame draw:style-name="fr32" draw:name="AOO41GS05_024" text:anchor-type="as-char" svg:width="6.2583in" svg:height="2.9571in" draw:z-index="75"><draw:image xlink:href="Pictures/10000000000002EA000001E872726D8A.png" xlink:type="simple" xlink:show="embed" xlink:actuate="onLoad"/></draw:frame></text:p><text:p text:style-name="OOoFigureCaption">Figure <text:sequence text:ref-name="refFigure17" text:name="Figure" text:formula="ooow:Figure+1" style:num-format="1">18</text:sequence>. Frozen rows and columns</text:p></draw:text-box></draw:frame></text:p>
      <text:h text:style-name="OOoHeading_20_2" text:outline-level="3">Splitting the Screen</text:h>
      <text:p text:style-name="OOoTextBody">Another way to change the view is by splitting the window, also known as <text:alphabetical-index-mark-start text:id="IMark1284969960" text:key1="Calc"/>splitting the screen<text:alphabetical-index-mark-end text:id="IMark1284969960"/>.<text:span text:style-name="T7"> </text:span>The screen can be split either horizontally or vertically or both. You can therefore have up to four portions of the spreadsheet in view at any one time.</text:p>
      <text:p text:style-name="P11">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20"><draw:frame draw:style-name="fr12" draw:name="Figure_AOO41GS05_19" text:anchor-type="as-char" svg:y="-2.8799in" svg:width="2.5299in" draw:z-index="76"><draw:text-box fo:min-height="2.828in"><text:p text:style-name="OOoFigureCaption"><draw:frame draw:style-name="fr33" draw:name="AOO41GS05_025" text:anchor-type="as-char" svg:width="2.5299in" svg:height="2.5902in" draw:z-index="77"><draw:image xlink:href="Pictures/10000000000000F30000012542BBBA14.png" xlink:type="simple" xlink:show="embed" xlink:actuate="onLoad"/></draw:frame></text:p><text:p text:style-name="OOoFigureCaption">Figure <text:sequence text:ref-name="refFigure18" text:name="Figure" text:formula="ooow:Figure+1" style:num-format="1">19</text:sequence>. Split screen example</text:p></draw:text-box></draw:frame></text:p>
      <text:h text:style-name="OOoHeading_20_3" text:outline-level="4">Splitting the Screen Horizontally</text:h>
      <text:p text:style-name="OOoTextBody_5f_ListIntro">To split the screen horizontally:</text:p>
      <text:list xml:id="list33679392" text:continue-list="list33676293" text:style-name="OOoNum_20_123">
        <text:list-item text:start-value="1">
          <text:p text:style-name="OOoNum_20_123_20_Start">Move the mouse pointer into the vertical scroll bar, on the right-hand side of the screen, and place it over the small button at the top with the black triangle. Immediately above this button you will see a thick black line.</text:p>
        </text:list-item>
      </text:list>
      <text:p text:style-name="P28"><text:soft-page-break/><draw:frame draw:style-name="fr1" draw:name="Figure_AOO41GS05_20" text:anchor-type="as-char" svg:y="-1.2362in" svg:width="3.4126in" draw:z-index="78"><draw:text-box fo:min-height="1.2472in"><text:p text:style-name="P23"><draw:frame draw:style-name="fr29" draw:name="AOO41GS05_026" text:anchor-type="paragraph" svg:width="2.3138in" svg:height="1.0374in" draw:z-index="79"><draw:image xlink:href="Pictures/10000201000000F30000006D0DAAC90A.png" xlink:type="simple" xlink:show="embed" xlink:actuate="onLoad"/></draw:frame></text:p><text:p text:style-name="OOoFigureCaption">Figure <text:sequence text:ref-name="refFigure19" text:name="Figure" text:formula="ooow:Figure+1" style:num-format="1">20</text:sequence>. Split screen bar on vertical scroll bar</text:p></draw:text-box></draw:frame></text:p>
      <text:list xml:id="list33682340"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29"><draw:frame draw:style-name="fr9" draw:name="Figure_AOO41GS05_21" text:anchor-type="as-char" svg:width="2.2256in" draw:z-index="80"><draw:text-box fo:min-height="1.7256in"><text:p text:style-name="P24"><draw:frame draw:style-name="fr34" draw:name="AOO41GS05_027_VerticalSplitRulerwithCursor" text:anchor-type="as-char" svg:width="0.5425in" svg:height="1.2717in" draw:z-index="81"><draw:image xlink:href="Pictures/10000000000000340000007A815E9255.jpg" xlink:type="simple" xlink:show="embed" xlink:actuate="onLoad"/></draw:frame></text:p><text:p text:style-name="OOoFigureCaption">Figure <text:sequence text:ref-name="refFigure20" text:name="Figure" text:formula="ooow:Figure+1" style:num-format="1">21</text:sequence>. Split screen bar on vertical scroll bar with cursor</text:p></draw:text-box></draw:frame></text:p>
      <text:list xml:id="list33656579"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7"> </text:span>Thus, you can make changes to the Beta and A0 values and watch their e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h text:style-name="OOoHeading_20_3" text:outline-level="4">Splitting the Screen Vertically</text:h>
      <text:p text:style-name="OOoTextBody_5f_ListIntro">To split the screen vertically:</text:p>
      <text:list xml:id="list33676395" text:continue-list="list33656579" text:style-name="OOoNum_20_123">
        <text:list-item text:start-value="1">
          <text:p text:style-name="OOoNum_20_123_20_Start">Move the mouse pointer into the horizontal scroll bar at the bottom of the screen and place it over the small button on the right with the black triangle. Immediately to the right of this button is a thick black line.</text:p>
        </text:list-item>
      </text:list>
      <text:p text:style-name="P22"><draw:frame draw:style-name="fr9" draw:name="Figure_AOO41GS05_22" text:anchor-type="as-char" svg:width="3.0701in" draw:z-index="82"><draw:text-box fo:min-height="1.1665in"><text:p text:style-name="OOoFigureCaption"><draw:frame draw:style-name="fr29" draw:name="AOO41GS05_028" text:anchor-type="paragraph" svg:width="3.0374in" svg:height="0.8665in" draw:z-index="83"><draw:image xlink:href="Pictures/100002010000013F0000005B66F78D07.png" xlink:type="simple" xlink:show="embed" xlink:actuate="onLoad"/></draw:frame>Figure <text:sequence text:ref-name="refFigure21" text:name="Figure" text:formula="ooow:Figure+1" style:num-format="1">22</text:sequence>: Split bar on horizontal scroll bar</text:p></draw:text-box></draw:frame></text:p>
      <text:list xml:id="list33671709" text:continue-numbering="true" text:style-name="OOoNum_20_123">
        <text:list-item>
          <text:p text:style-name="OOoNum_20_123_20_Cont.">Move the mouse pointer over this line, and it turns into a line with two arrows.</text:p>
        </text:list-item>
        <text:list-item>
          <text:p text:style-name="OOoNum_20_123_20_Cont."><text:soft-page-break/>Hold down the left mouse button, and a gray line appears, running up the page. Drag the mouse to the left and this line follows.</text:p>
        </text:list-item>
        <text:list-item>
          <text:p text:style-name="OOoNum_20_123_20_End">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33661448" text:continue-list="list33683535" text:style-name="OOoBullets_20_1">
        <text:list-item>
          <text:p text:style-name="OOoList_20_1_20_Cont.">Click on and drag the split lines back to their places at the ends of the scroll bars.</text:p>
        </text:list-item>
        <text:list-item>
          <text:p text:style-name="P54">Choose <text:span text:style-name="OOoMenuPath">Window &gt; Split</text:span> to remove all split lines at the same time.</text:p>
        </text:list-item>
      </text:list>
      <text:h text:style-name="OOoHeading_20_1" text:outline-level="2">Entering Data Using the Keyboard</text:h>
      <text:p text:style-name="P13">Most data entry in Calc can be accomplished using the keyboard.</text:p>
      <text:h text:style-name="OOoHeading_20_2" text:outline-level="3">Entering <text:alphabetical-index-mark-start text:id="IMark1284971880" text:key1="data entry, Calc"/>Numbers<text:alphabetical-index-mark-end text:id="IMark1284971880"/></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ComputerCode">(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1">beginning</text:span> with 0 is entered in to a cell, Calc will drop the 0 (for example 01234 becomes 1234).</text:p>
          </table:table-cell>
        </table:table-row>
      </table:table>
      <text:p text:style-name="P22"><text:soft-page-break/><text:span text:style-name="OOoMenuPath"><text:span text:style-name="T9"><draw:frame draw:style-name="fr13" draw:name="Figure_AOO41GS05_23" text:anchor-type="as-char" svg:y="-1.8799in" svg:width="6.3098in" draw:z-index="45"><draw:text-box fo:min-height="4.4161in"><text:p text:style-name="OOoFigureCaption"><draw:frame draw:style-name="fr29" draw:name="AOO41GS05_029" text:anchor-type="paragraph" svg:width="6.3043in" svg:height="4.2189in" draw:z-index="46"><draw:image xlink:href="Pictures/1000020100000296000001BB297A4573.png" xlink:type="simple" xlink:show="embed" xlink:actuate="onLoad"/></draw:frame>Figure <text:sequence text:ref-name="refFigure22" text:name="Figure" text:formula="ooow:Figure+1" style:num-format="1">23</text:sequence>: Adjusting leading zeros</text:p></draw:text-box></draw:frame></text:span></text:span></text:p>
      <text:p text:style-name="OOoTextBody">To enter a number and retain the leading 0, right-click on the cell and choose <text:span text:style-name="OOoMenuPath">Format </text:span><text:span text:style-name="OOoMenuPath">&gt; </text:span><text:span text:style-name="OOoMenuPath">Cells &gt; Numbers</text:span><text:span text:style-name="OOoMenuPath"><text:span text:style-name="T14">. In the Format Cells dialog (</text:span></text:span><text:span text:style-name="OOoMenuPath"><text:span text:style-name="T14"><text:sequence-ref text:reference-format="category-and-value" text:ref-name="refFigure22">Figure 23</text:sequence-ref></text:span></text:span><text:span text:style-name="OOoMenuPath"><text:span text:style-name="T14">), under </text:span></text:span><text:span text:style-name="OOoMenuPath"><text:span text:style-name="T13">Options</text:span></text:span><text:span text:style-name="OOoMenuPath"><text:span text:style-name="T9"> select the required number of </text:span></text:span><text:span text:style-name="OOoMenuPath"><text:span text:style-name="T13">Leading zeros.</text:span></text:span></text:p>
      <text:p text:style-name="OOoTextBody"><text:span text:style-name="OOoMenuPath"><text:span text:style-name="T9">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1284971880" text:key1="data entry, Calc"/>Text<text:alphabetical-index-mark-end text:id="IMark1284971880"/></text:h>
      <text:p text:style-name="OOoTextBody">Click in the cell and type the text. Text is left-aligned by default.</text:p>
      <text:h text:style-name="OOoHeading_20_2" text:outline-level="3">Entering <text:alphabetical-index-mark-start text:id="IMark1284971880" text:key1="data entry, Calc"/>Numbers as Text<text:alphabetical-index-mark-end text:id="IMark1284971880"/></text:h>
      <text:p text:style-name="P12">A number can be entered as text to preserve a leading zero by<text:span text:style-name="T7"> </text:span>entering an apostrophe before the number, like this: <text:span text:style-name="OOoKeyboardInput">'01481</text:span>.</text:p>
      <text:p text:style-name="P17">The data is now regarded as text by Calc and displayed exactly as entered. Typically,<text:span text:style-name="T7">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OOoTableText">If “smart quotes” are used for apostrophes, the apostrophe remains visible in the cell.</text:p>
            <text:p text:style-name="OOoTableText">To choose the type of apostrophe, use <text:span text:style-name="OOoMenuPath">Tools &gt; AutoCorrect Options &gt; Localized Options</text:span>. The selection of the apostrophe type affects both Calc and Writer.</text:p>
          </table:table-cell>
        </table:table-row>
      </table:table>
      <text:h text:style-name="OOoHeading_20_2" text:outline-level="3"><text:soft-page-break/>Entering <text:alphabetical-index-mark-start text:id="IMark1284971880" text:key1="data entry, Calc"/>Dates and Times<text:alphabetical-index-mark-end text:id="IMark1284971880"/></text:h>
      <text:p text:style-name="OOoTextBody">Select the cell and type the date or time. You can separate the date elements with a slant (/) or a hyphen (–) or use text such as 10 Oct 20. Calc recognizes a variety of date formats.<text:span text:style-name="T7"> </text:span>You can separate time elements with colons such as 10:43:45. Calc may change the appearance of the entered value to match the current cell format. You can adjust the cell appearance through the menu <text:span text:style-name="OOoMenuPath">Format &gt; Cells</text:span>. See the section <text:s/><text:bookmark-ref text:reference-format="text" text:ref-name="__RefHeading__3556_2086952102">Formatting Numbers</text:bookmark-ref> for more details.</text:p>
      <text:h text:style-name="OOoHeading_20_2" text:outline-level="3">Deactivating <text:alphabetical-index-mark-start text:id="IMark1284971880"/>Automatic Changes<text:alphabetical-index-mark-end text:id="IMark1284971880"/></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1266211072"/>quotation marks<text:alphabetical-index-mark-end text:id="IMark1266211072"/> by curly (custom) quotes, and starting cell content with an uppercase (capital letter) are controlled by <text:span text:style-name="OOoMenuPath">Tools &gt; AutoCorrect Options</text:span>. Go to the <text:span text:style-name="OOoEmphasis">Localized Options</text:span>,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1266211072"/>AutoInput<text:alphabetical-index-mark-end text:id="IMark1266211072"/></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 You can also set the cell format to Text through the menu <text:span text:style-name="OOoMenuPath">Format &gt; Cells</text:span>, using the Numbers tab.</text:p>
      <text:h text:style-name="OOoHeading_20_1" text:outline-level="2"><text:alphabetical-index-mark text:string-value="speeding up" text:key1="data entry, Calc"/>Speeding Up Data Entry</text:h>
      <text:p text:style-name="OOoTextBody">Entering data into a spreadsheet can be very labor-intensive, but Calc provides several tools for removing som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start text:id="IMark1266211072" text:key1="data entry, Calc"/><text:alphabetical-index-mark text:string-value="Fill tool, Calc"/>Fill Tool<text:alphabetical-index-mark-end text:id="IMark1266211072"/>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6" draw:name="AOO41GS05_030_dangersign" text:anchor-type="as-char" svg:y="-0.2634in" svg:width="0.4307in" svg:height="0.398in" draw:z-index="84"><draw:image xlink:href="Pictures/10000201000000500000004A5CA4FE42.png" xlink:type="simple" xlink:show="embed" xlink:actuate="onLoad"/></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ose.</text:p>
          </table:table-cell>
        </table:table-row>
      </table:table>
      <text:p text:style-name="OOoFigure"><draw:frame draw:style-name="fr14" draw:name="Figure_AOO41GS05_24" text:anchor-type="as-char" svg:width="4.9827in" draw:z-index="85"><draw:text-box fo:min-height="2.4673in"><text:p text:style-name="OOoFigureCaption"><draw:frame draw:style-name="fr27" draw:name="AOO41GS05_031" text:anchor-type="as-char" svg:width="4.9827in" svg:height="2.2181in" draw:z-index="86"><draw:image xlink:href="Pictures/10000201000001C9000000DE43070619.png" xlink:type="simple" xlink:show="embed" xlink:actuate="onLoad"/></draw:frame></text:p><text:p text:style-name="OOoFigureCaption">Figure <text:sequence text:ref-name="refFigure23" text:name="Figure" text:formula="ooow:Figure+1" style:num-format="1">24</text:sequence>: Using the Fill tool</text:p></draw:text-box></draw:frame> </text:p>
      <text:h text:style-name="OOoHeading_20_3" text:outline-level="4">Using a Fill Series</text:h>
      <text:p text:style-name="OOoTextBody">A more complex use of the Fill tool is to use a <text:alphabetical-index-mark-start text:id="IMark1284969768" text:key1="data entry, Calc"/>fill series<text:alphabetical-index-mark-end text:id="IMark1284969768"/>.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 The available lists can be seen at <text:span text:style-name="OOoMenuPath">Tools &gt; Options &gt; OpenOffice Calc &gt; Sort Lists</text:span>.</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 If you set a Start value but no End value, the series will fill all the selected cells. If you set both a Start and an End value the behavior depends on the number of selected cells, If there are at least enough cells selected to contain the series, the series will stop at the End value, possibly leaving some selected cells empty. If there are not enough cells selected, the series will stop at the last selected cell and not reach the End value.</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igure_AOO41GS05_25" text:anchor-type="as-char" svg:width="6.6457in" draw:z-index="87"><draw:text-box fo:min-height="2.8772in"><text:p text:style-name="OOoFigureCaption"><draw:frame draw:style-name="fr27" draw:name="AOO41GS05_032" text:anchor-type="as-char" svg:width="6.6457in" svg:height="2.661in" draw:z-index="88"><draw:image xlink:href="Pictures/10000000000002840000011A19B86461.png" xlink:type="simple" xlink:show="embed" xlink:actuate="onLoad"/></draw:frame></text:p><text:p text:style-name="OOoFigureCaption">Figure <text:sequence text:ref-name="refFigure24" text:name="Figure" text:formula="ooow:Figure+1" style:num-format="1">25</text:sequence>: Specifying the start of a fill series (result is in <text:sequence-ref text:reference-format="category-and-value" text:ref-name="refFigure25">Figure 26</text:sequence-ref>)</text:p></draw:text-box></draw:frame></text:p>
      <text:p text:style-name="OOoFigure"><draw:frame draw:style-name="fr15" draw:name="Figure_AOO41GS05_26" text:anchor-type="as-char" svg:width="4.128in" draw:z-index="89"><draw:text-box fo:min-height="2.7398in"><text:p text:style-name="P34"><draw:frame draw:style-name="fr35" draw:name="AOO41GS05_033" text:anchor-type="as-char" svg:y="-2.5181in" svg:width="2.3646in" svg:height="2.5146in" draw:z-index="90"><draw:image xlink:href="Pictures/10000201000000DD000000EBB5008064.png" xlink:type="simple" xlink:show="embed" xlink:actuate="onLoad"/></draw:frame></text:p><text:p text:style-name="OOoFigureCaption">Figure <text:sequence text:ref-name="refFigure25" text:name="Figure" text:formula="ooow:Figure+1" style:num-format="1">26</text:sequence>: Result of fill series selection shown in <text:sequence-ref text:reference-format="category-and-value" text:ref-name="refFigure24">Figure 25</text:sequence-ref></text:p></draw:text-box></draw:frame></text:p>
      <text:h text:style-name="OOoHeading_20_3" text:outline-level="4">Defining a Fill Series</text:h>
      <text:p text:style-name="OOoTextBody_5f_ListIntro">To define your own fill series:</text:p>
      <text:list xml:id="list33656689" text:continue-list="list33671709"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4"><draw:frame draw:style-name="fr14" draw:name="Figure_AOO41GS05_27" text:anchor-type="as-char" svg:width="6.6457in" draw:z-index="91"><draw:text-box fo:min-height="2.0134in"><text:p text:style-name="OOoFigureCaption"><draw:frame draw:style-name="fr36" draw:name="AOO41GS05_034" text:anchor-type="as-char" svg:y="-1.5252in" svg:width="6.6457in" svg:height="1.7764in" draw:z-index="92"><draw:image xlink:href="Pictures/100000000000023B000000A92281264E.png" xlink:type="simple" xlink:show="embed" xlink:actuate="onLoad"/></draw:frame></text:p><text:p text:style-name="OOoFigureCaption">Figure <text:sequence text:ref-name="refFigure26" text:name="Figure" text:formula="ooow:Figure+1" style:num-format="1">27</text:sequence>: Predefined fill series</text:p></draw:text-box></draw:frame></text:span></text:span><text:span text:style-name="OOoMenuPath"><text:span text:style-name="T14"> </text:span></text:span></text:p>
      <text:list xml:id="list33661040"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P22"><text:span text:style-name="OOoMenuPath"><text:span text:style-name="T14"><draw:frame draw:style-name="fr14" draw:name="Figure_AOO41GS05_28" text:anchor-type="as-char" svg:width="6.5638in" draw:z-index="93"><draw:text-box fo:min-height="2.3374in"><text:p text:style-name="OOoFigureCaption"><draw:frame draw:style-name="fr37" draw:name="AOO41GS05_035" text:anchor-type="as-char" svg:width="6.5638in" svg:height="2.0783in" draw:z-index="94"><draw:image xlink:href="Pictures/1000000000000238000000C5B937AC0B.png" xlink:type="simple" xlink:show="embed" xlink:actuate="onLoad"/></draw:frame></text:p><text:p text:style-name="OOoFigureCaption">Figure <text:sequence text:ref-name="refFigure27" text:name="Figure" text:formula="ooow:Figure+1" style:num-format="1">28</text:sequence>: Defining a new fill series</text:p></draw:text-box></draw:frame></text:span></text:span></text:p>
      <text:h text:style-name="OOoHeading_20_2" text:outline-level="3"><draw:frame draw:style-name="fr38" draw:name="AOO41GS05_036" text:anchor-type="paragraph" svg:x="5.3591in" svg:y="0.0882in" svg:width="1.3189in" svg:height="2.5917in" draw:z-index="1"><draw:image xlink:href="Pictures/10000201000000A40000014192F44D7A.png" xlink:type="simple" xlink:show="embed" xlink:actuate="onLoad"/></draw:frame>Using <text:alphabetical-index-mark-start text:id="IMark1284969000" text:key1="data entry, Calc"/><text:alphabetical-index-mark text:string-value="selection lists, Calc"/>Selection Lists<text:alphabetical-index-mark-end text:id="IMark1284969000"/></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alphabetical-index-mark text:string-value="validating cell contents, Calc"/><text:alphabetical-index-mark text:string-value="validating cell contents" text:key1="data entry, Calc"/>Validating Cell Contents</text:h>
      <text:p text:style-name="P12">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 Valid values may also be defined by the contents of a cell range.</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Calc"/><text:alphabetical-index-mark text:string-value="editing data" text:key1="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13"><text:span text:style-name="OOoDefault">Data can be removed (deleted) from a cell in several ways.</text:span></text:p>
      <text:p text:style-name="OOoDefinitionTerm"><text:span text:style-name="OOoDefault"><text:span text:style-name="T15">Removing data only</text:span></text:span></text:p>
      <text:p text:style-name="OOoDefinition"><text:span text:style-name="OOoDefault">The data alone can be removed from a cell without removing any of the formatting</text:span><text:span text:style-name="OOoDefault"><text:span text:style-name="T1"> of the cell. Click in the cell to select it, and then press the </text:span></text:span><text:span text:style-name="OOoKeystroke"><text:span text:style-name="T1">Backspace</text:span></text:span><text:span text:style-name="OOoDefault"><text:span text:style-name="T1"> key.</text:span></text:span></text:p>
      <text:p text:style-name="OOoDefinitionTerm"><text:span text:style-name="OOoDefault"><text:span text:style-name="T16">Removing data and formatting</text:span></text:span></text:p>
      <text:p text:style-name="OOoDefinition"><text:span text:style-name="OOoDefault"><text:span text:style-name="T1">The data and the formatting can be removed from a cell at the same time. Press the </text:span></text:span><text:span text:style-name="OOoKeystroke"><text:span text:style-name="T1">Delete</text:span></text:span><text:span text:style-name="OOoDefault"><text:span text:style-name="T1"> key (or right-click and choose </text:span></text:span><text:span text:style-name="OOoMenuPath">Delete Contents</text:span><text:span text:style-name="OOoDefault"><text:span text:style-name="T1">, or use </text:span></text:span><text:span text:style-name="OOoMenuPath">Edit &gt; Delete Contents</text:span><text:span text:style-name="OOoDefault"><text:span text:style-name="T1">) to open the </text:span></text:span><text:span text:style-name="OOoMenuPath"><text:span text:style-name="T1">Delete Contents</text:span></text:span><text:span text:style-name="OOoDefault"><text:span text:style-name="T1"> dialog. From this dialog, the different aspects of the cell can be deleted. To delete everything in a cell (contents and format), check </text:span></text:span><text:span text:style-name="OOoMenuPath"><text:span text:style-name="T1">Delete all</text:span></text:span><text:span text:style-name="OOoDefault"><text:span text:style-name="T1">.</text:span></text:span></text:p>
      <text:p text:style-name="P30"><text:span text:style-name="OOoDefault"><text:span text:style-name="T1"><draw:frame draw:style-name="fr14" draw:name="Figure_AOO41GS05_29" text:anchor-type="as-char" svg:width="4.2634in" draw:z-index="95"><draw:text-box fo:min-height="3.1173in"><text:p text:style-name="OOoFigureCaption"><draw:frame draw:style-name="fr20" draw:name="AOO41GS05_037" text:anchor-type="as-char" svg:width="4.2634in" svg:height="2.9in" draw:z-index="96"><draw:image xlink:href="Pictures/10000201000001D900000143B77CEA41.png" xlink:type="simple" xlink:show="embed" xlink:actuate="onLoad"/></draw:frame></text:p><text:p text:style-name="OOoFigureCaption">Figure <text:sequence text:ref-name="refFigure28" text:name="Figure" text:formula="ooow:Figure+1" style:num-format="1">29</text:sequence>: Delete Contents dialog</text:p></draw:text-box></draw:frame></text:span></text:span></text:p>
      <text:h text:style-name="OOoHeading_20_2" text:outline-level="3"><text:alphabetical-index-mark text:string-value="replacing all data in a cell" text:key1="data editing, Calc"/>Replacing All the Data in a Cell</text:h>
      <text:p text:style-name="OOoTextBody"><text:span text:style-name="OOoDefault"><text:span text:style-name="T1">To remove data and insert new data, simply type over the old data. The new data will retain the original formatting.</text:span></text:span></text:p>
      <text:h text:style-name="OOoHeading_20_2" text:outline-level="3"><text:alphabetical-index-mark text:string-value="changing data in a cell" text:key1="data editing, Calc"/>Changing Part of the Data in a Cell</text:h>
      <text:p text:style-name="OOoTextBody">Sometimes it is necessary to change the con<text:span text:style-name="T1">tents of cell without removing all the contents, for example if the phrase “See Dick run” is in a cell, and it needs to be changed to “See Dick run fast.” It is often useful to do this without deleting the old cell contents first.</text:span></text:p>
      <text:p text:style-name="P16">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1">ropriate cell, press the </text:span><text:span text:style-name="OOoKeystroke"><text:span text:style-name="T1">F2</text:span></text:span><text:span text:style-name="OOoDefault"><text:span text:style-name="T1"> key and the cursor is placed at the end of the cell. Then use the keyboard arrow keys to move the cursor through the text in the cell.</text:span></text:span></text:p>
      <text:p text:style-name="OOoDefinitionTerm"><text:span text:style-name="OOoDefault"><text:span text:style-name="T16">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ata</text:h>
      <text:p text:style-name="OOoTextBody"><text:span text:style-name="OOoDefault">The data in Calc can be </text:span><text:alphabetical-index-mark text:string-value="formatting" text:key1="cells, in Calc"/><text:span text:style-name="OOoDefault">formatted</text:span><text:span text:style-name="OOoDefault"><text:span text:style-name="T1"> in several ways. It can either be edited as part of a cell style so that it is automatically applied, or it can be applied manually to the cell. Some manual formatting can be applied using toolbar icons. The </text:span></text:span><text:span text:style-name="OOoStrongEmphasis">Properties</text:span><text:span text:style-name="OOoDefault"><text:span text:style-name="T1"> tab of the </text:span></text:span><text:span text:style-name="T1">Sidebar</text:span><text:span text:style-name="OOoDefault"><text:span text:style-name="T1"> also contains panels for </text:span></text:span><text:span text:style-name="OOoStrongEmphasis">Text</text:span><text:span text:style-name="OOoDefault"><text:span text:style-name="T1"> properties, </text:span></text:span><text:span text:style-name="OOoStrongEmphasis">Alignment</text:span><text:span text:style-name="OOoDefault"><text:span text:style-name="T1">, </text:span></text:span><text:span text:style-name="OOoStrongEmphasis">Cell Appearance</text:span><text:span text:style-name="OOoDefault"><text:span text:style-name="T1">, and </text:span></text:span><text:span text:style-name="OOoStrongEmphasis">Number Format</text:span><text:span text:style-name="OOoDefault"><text:span text:style-name="T1">. For more control and extra options, click the More Options icon at the right edge of the </text:span></text:span><text:span text:style-name="T1">Sidebar</text:span><text:span text:style-name="OOoDefault"><text:span text:style-name="T1"> panel titles or select the appropriate cell or cells, right-click on it, and select </text:span></text:span><text:span text:style-name="OOoMenuPath"><text:span text:style-name="T1">Format Cells</text:span></text:span><text:span text:style-name="OOoDefault"><text:span text:style-name="T1">. All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 If several cells will be formatted identically, defining a cell style makes it easy to keep the format consistent. See Chapter 4 (Using Styles and Templates in Calc) in the <text:span text:style-name="OOoEmphasis">Calc Guide</text:span> for more information.</text:p>
          </table:table-cell>
        </table:table-row>
      </table:table>
      <text:h text:style-name="OOoHeading_20_2" text:outline-level="3"><text:span text:style-name="OOoDefault"><text:span text:style-name="T17">Formatting Multiple Lines of Text</text:span></text:span></text:h>
      <text:p text:style-name="OOoTextBody"><text:span text:style-name="OOoDefault">Multiple lines of text can be entered into a single cell</text:span><text:span text:style-name="OOoDefault"><text:span text:style-name="T1"> using automatic wrapping or manual line breaks. Each method is useful for different situations.</text:span></text:span></text:p>
      <text:h text:style-name="OOoHeading_20_3" text:outline-level="4"><text:span text:style-name="OOoDefault"><text:span text:style-name="T18">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1">mat Cells</text:span></text:span><text:span text:style-name="T1"> (or choose </text:span><text:span text:style-name="OOoMenuPath"><text:span text:style-name="T1">Format &gt; Cells</text:span></text:span><text:span text:style-name="T1"> from the menu bar, or press </text:span><text:span text:style-name="OOoKeystroke">Ctrl+1</text:span><text:span text:style-name="T1">).</text:span><text:span text:style-name="OOoDefault"><text:span text:style-name="T1"> On the </text:span></text:span><text:span text:style-name="OOoEmphasis">Alignment</text:span><text:span text:style-name="OOoMenuPath"><text:span text:style-name="T1"> </text:span></text:span><text:span text:style-name="OOoDefault"><text:span text:style-name="T1">tab (</text:span></text:span><text:span text:style-name="OOoDefault"><text:span text:style-name="T1"><text:sequence-ref text:reference-format="category-and-value" text:ref-name="refFigure29">Figure 30</text:sequence-ref></text:span></text:span><text:span text:style-name="OOoDefault"><text:span text:style-name="T1">), under Properties, select </text:span></text:span><text:span text:style-name="OOoMenuPath">Wrap text automatically </text:span><text:span text:style-name="OOoMenuPath"><text:span text:style-name="T14">and click </text:span></text:span><text:span text:style-name="OOoMenuPath"><text:span text:style-name="T5">OK</text:span></text:span><text:span text:style-name="OOoDefault"><text:span text:style-name="T1">.</text:span></text:span><text:span text:style-name="OOoDefault"><text:span text:style-name="T1"> This setting is also a</text:span></text:span><text:span text:style-name="OOoDefault"><text:span text:style-name="T1">vailable on the </text:span></text:span><text:span text:style-name="OOoStrongEmphasis">Alignment</text:span><text:span text:style-name="OOoDefault"><text:span text:style-name="T1"> panel of the </text:span></text:span><text:span text:style-name="OOoStrongEmphasis">Properties</text:span><text:span text:style-name="OOoDefault"><text:span text:style-name="T1"> deck of the Sidebar.</text:span></text:span><text:span text:style-name="OOoDefault"><text:span text:style-name="T1"> The results are shown in </text:span></text:span><text:span text:style-name="OOoDefault"><text:span text:style-name="T1"><text:sequence-ref text:reference-format="category-and-value" text:ref-name="refFigure30">Figure 31</text:sequence-ref></text:span></text:span><text:span text:style-name="OOoDefault"><text:span text:style-name="T1"> alongside examples of text that overflows into neighboring empty cells or whose display is truncated </text:span></text:span><text:span text:style-name="OOoDefault"><text:span text:style-name="T1">because the cell does not have text wrapping turned on</text:span></text:span><text:span text:style-name="OOoDefault"><text:span text:style-name="T1">.</text:span></text:span></text:p>
      <text:p text:style-name="P22"><text:soft-page-break/><draw:frame draw:style-name="fr16" draw:name="Figure_AOO41GS05_30" text:anchor-type="as-char" svg:y="-3.7409in" svg:width="5.9335in" draw:z-index="50"><draw:text-box fo:min-height="3.9252in"><text:p text:style-name="OOoFigureCaption"><draw:frame draw:style-name="fr29" draw:name="AOO41GS05_038" text:anchor-type="paragraph" svg:width="5.9335in" svg:height="3.9374in" draw:z-index="51"><draw:image xlink:href="Pictures/100002010000031100000209C5E0A268.png" xlink:type="simple" xlink:show="embed" xlink:actuate="onLoad"/></draw:frame>Figure <text:sequence text:ref-name="refFigure29" text:name="Figure" text:formula="ooow:Figure+1" style:num-format="1">30</text:sequence>: Format Cells &gt; Alignment dialog</text:p></draw:text-box></draw:frame></text:p>
      <text:p text:style-name="P22"><text:span text:style-name="OOoDefault"><text:span text:style-name="T1"><draw:frame draw:style-name="fr14" draw:name="Figure_AOO41GS05_31" text:anchor-type="as-char" svg:width="5.8252in" draw:z-index="52"><draw:text-box fo:min-height="1.4209in"><text:p text:style-name="OOoFigureCaption"><draw:frame draw:style-name="fr29" draw:name="AOO41GS05_039" text:anchor-type="paragraph" svg:width="5.7602in" svg:height="1.2957in" draw:z-index="56"><draw:image xlink:href="Pictures/100000000000025600000082AF3D3DFC.png" xlink:type="simple" xlink:show="embed" xlink:actuate="onLoad"/></draw:frame>Figure <text:sequence text:ref-name="refFigure30" text:name="Figure" text:formula="ooow:Figure+1" style:num-format="1">31</text:sequence>: Automatic text wrap</text:p></draw:text-box></draw:frame></text:span></text:span></text:p>
      <text:h text:style-name="OOoHeading_20_3" text:outline-level="4"><text:span text:style-name="OOoDefault"><text:span text:style-name="T18">Using Manual Line Breaks</text:span></text:span></text:h>
      <text:p text:style-name="P12"><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 or move to the location using the arrow keys.</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p>
      <text:p text:style-name="OOoFigure"><text:span text:style-name="OOoDefault"><text:s/></text:span><text:span text:style-name="OOoDefault"><draw:frame draw:style-name="fr17" draw:name="Figure_AOO41GS05_32" text:anchor-type="as-char" svg:width="4.7102in" draw:z-index="57"><draw:text-box fo:min-height="1.1528in"><text:p text:style-name="OOoFigureCaption"><draw:frame draw:style-name="fr39" draw:name="AOO41GS05_040" text:anchor-type="paragraph" svg:x="-0.0008in" svg:y="0.0161in" svg:width="4.6457in" svg:height="1.0071in" draw:z-index="59"><draw:image xlink:href="Pictures/100000000000029D00000091F977F489.png" xlink:type="simple" xlink:show="embed" xlink:actuate="onLoad"/></draw:frame>Figure <text:sequence text:ref-name="refFigure31" text:name="Figure" text:formula="ooow:Figure+1" style:num-format="1">32</text:sequence>: Cell with manual line breaks</text:p></draw:text-box></draw:frame></text:span></text:p>
      <text:h text:style-name="OOoHeading_20_2" text:outline-level="3">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equence-ref text:reference-format="category-and-value" text:ref-name="refFigure32">Figure 33</text:sequence-ref><text:soft-page-break/> shows the results in the top left cell along with other cells in the default font size demonstrating text overflow or truncation.</text:p>
      <text:p text:style-name="P22"><draw:frame draw:style-name="fr17" draw:name="Figure_AOO41GS05_33" text:anchor-type="as-char" svg:width="4.872in" draw:z-index="97"><draw:text-box fo:min-height="0.9091in"><text:p text:style-name="OOoFigureCaption"><draw:frame draw:style-name="fr29" draw:name="AOO41GS05_041" text:anchor-type="paragraph" svg:width="4.8193in" svg:height="0.722in" draw:z-index="98"><draw:image xlink:href="Pictures/10000000000002B600000068A0CFAF1C.png" xlink:type="simple" xlink:show="embed" xlink:actuate="onLoad"/></draw:frame>Figure <text:sequence text:ref-name="refFigure32" text:name="Figure" text:formula="ooow:Figure+1" style:num-format="1">33</text:sequence>: Shrinking font size to fit cells</text:p></draw:text-box></draw:frame></text:p>
      <text:h text:style-name="OOoHeading_20_2" text:outline-level="3"><text:bookmark-start text:name="__RefHeading__3556_2086952102"/><text:span text:style-name="OOoDefault"><text:span text:style-name="T19">Formatting Numbers</text:span></text:span><text:bookmark-end text:name="__RefHeading__3556_2086952102"/></text:h>
      <text:p text:style-name="OOoTextBody_5f_ListIntro"><text:span text:style-name="T1">Several number formats can be applied to cells by using icons on the Formatting toolbar. Select the cell, then click the relevant icon. Not all the icons in </text:span><text:span text:style-name="T1"><text:sequence-ref text:reference-format="category-and-value" text:ref-name="refFigure33">Figure 34</text:sequence-ref></text:span><text:span text:style-name="T1"> are visible by default. Icons can be added or removed from the toolbar as explained in the </text:span>Customizing toolbars section of Chapter 1 (Introducing Apache OpenOffice).</text:p>
      <text:p text:style-name="OOoFigure"><draw:frame draw:style-name="fr17" draw:name="Figure_AOO41GS05_34" text:anchor-type="as-char" svg:width="4.0866in" draw:z-index="99"><draw:text-box fo:min-height="1.0846in"><text:p text:style-name="P34"><draw:frame draw:style-name="fr40" draw:name="AOO41GS05_042" text:anchor-type="as-char" svg:width="2.3811in" svg:height="0.4791in" draw:z-index="100"><draw:image xlink:href="Pictures/10000201000000B800000027D6E95E45.png" xlink:type="simple" xlink:show="embed" xlink:actuate="onLoad"/></draw:frame></text:p><text:p text:style-name="OOoFigureCaption">Figure <text:sequence text:ref-name="refFigure33" text:name="Figure" text:formula="ooow:Figure+1" style:num-format="1">34</text:sequence>: Number format icons. Left to right: currency, percentage, date, exponential, standard, add decimal place, delete decimal place.</text:p></draw:text-box></draw:frame></text:p>
      <text:p text:style-name="OOoTextBody_5f_ListIntro"><text:span text:style-name="T1">For more control or to select other number formats, use the </text:span><text:span text:style-name="OOoEmphasis">Numbers</text:span><text:span text:style-name="T1"> tab (</text:span><text:span text:style-name="T1"><text:sequence-ref text:reference-format="category-and-value" text:ref-name="refFigure34">Figure 35</text:sequence-ref></text:span><text:span text:style-name="T1">) of the Format Cells dialog:</text:span></text:p>
      <text:list xml:id="list229655496" text:style-name="OOoBullets_20_1">
        <text:list-item>
          <text:p text:style-name="P57">Apply any of the data types in the Category list to the data.</text:p>
        </text:list-item>
      </text:list>
      <text:list xml:id="list33683984" text:continue-list="list33661448" text:style-name="OOoBullets_20_1">
        <text:list-item>
          <text:p text:style-name="P56">Control the number of decimal places and leading zeros.</text:p>
        </text:list-item>
        <text:list-item>
          <text:p text:style-name="P53">Enter a custom format code.</text:p>
        </text:list-item>
      </text:list>
      <text:p text:style-name="P16">The Language setting controls the local settings for the different formats such as the date order and the currency marke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text:p>
          </table:table-cell>
        </table:table-row>
      </table:table>
      <text:p text:style-name="OOoFigure"><text:span text:style-name="OOoDefault"><text:span text:style-name="T6"/></text:span></text:p>
      <text:p text:style-name="OOoFigure"><text:soft-page-break/><text:span text:style-name="OOoDefault"><text:span text:style-name="T6"><draw:frame draw:style-name="fr6" draw:name="Figure_AOO41GS05_35" text:anchor-type="as-char" svg:y="-3.6374in" svg:width="6.6118in" draw:z-index="66"><draw:text-box fo:min-height="3.9783in"><text:p text:style-name="Figure"><draw:frame draw:style-name="fr41" draw:name="AOO41GS05_043" text:anchor-type="paragraph" svg:width="6.4953in" svg:height="3.6398in" style:rel-height="scale" draw:z-index="101"><draw:image xlink:href="Pictures/1000000000000252000001DE2787AD3C.png" xlink:type="simple" xlink:show="embed" xlink:actuate="onLoad"/></draw:frame>Figure <text:sequence text:ref-name="refFigure34" text:name="Figure" text:formula="ooow:Figure+1" style:num-format="1">35</text:sequence>: Format Cells &gt; Numbers</text:p></draw:text-box></draw:frame></text:span></text:span></text:p>
      <text:h text:style-name="OOoHeading_20_2" text:outline-level="3">Formatting the Font</text:h>
      <text:p text:style-name="OOoTextBody"><text:span text:style-name="T1">To quickly choose the font used in a cell, select the cell, then click the arrow next to the Font Name box</text:span><text:span text:style-name="T1"> on the </text:span><text:span text:style-name="T1">Sidebar</text:span><text:span text:style-name="T1"> or</text:span><text:span text:style-name="T1"> on the Formatting toolbar and choose a font from the list.</text:span></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span text:style-name="OOoMenuPath">Tools &gt; Options &gt; OpenOffice &gt; View</text:span> and select or deselect the <text:span text:style-name="OOoStrongEmphasis">Show preview of fonts</text:span> option in the Font Lists section. For more information, see Chapter 11 (Setting Up and Customizing Apache OpenOffice).</text:p>
          </table:table-cell>
        </table:table-row>
      </table:table>
      <text:p text:style-name="P16"><draw:frame draw:style-name="fr42" draw:name="AOO41GS05_044_FontColor" text:anchor-type="paragraph" svg:x="4.9236in" svg:y="0.0161in" svg:width="1.7862in" svg:height="2.5827in" draw:z-index="2"><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16">To choose a font color, click the arrow next to the Font Color icon to display a color palette. Click on the required color.</text:p>
      <text:p text:style-name="OOoTextBody"><text:span text:style-name="T1">(To define custom colors, use </text:span><text:span text:style-name="OOoMenuPath">Tools &gt; Options &gt; OpenOffice &gt; Colors</text:span><text:span text:style-name="T1">. See Chapter 11.)</text:span></text:p>
      <text:p text:style-name="OOoTextBody"><text:span text:style-name="T1">All the formatting options just discussed are also available in the </text:span><text:span text:style-name="OOoStrongEmphasis">Text </text:span><text:span text:style-name="T1">panel of the </text:span><text:span text:style-name="OOoStrongEmphasis">Properties</text:span><text:span text:style-name="T1"> deck of the Sidebar.</text:span></text:p>
      <text:p text:style-name="P12"><text:span text:style-name="T1">To specify the language of the cell (useful because it allows different languages to exist in the same document and be spell-checked correctly), use the </text:span><text:span text:style-name="OOoEmphasis">Font</text:span><text:span text:style-name="T1"> tab of the Format Cells dialog. Use the </text:span><text:span text:style-name="OOoEmphasis">Font Effects</text:span><text:span text:style-name="T1"> tab to set other font characteristics. See Chapter 4 (Using Styles and Templates in Calc) of the </text:span><text:span text:style-name="OOoEmphasis">Calc Guide</text:span><text:span text:style-name="T1"> for more information.</text:span></text:p>
      <text:h text:style-name="P39" text:outline-level="3"><text:soft-page-break/>Formatting the Cell Borders</text:h>
      <text:p text:style-name="P16">To add a border to a cell (or group of selected cells) click on the Borders icon on the formatting toolbar, and select one of the border options displayed in the palette.</text:p>
      <text:p text:style-name="P16">To quickly choose a line style and color for the borders of a cell, click the small arrows next to the Line Style and Line Color icons on the Formatting toolbar. In each case, a palette of choices is displayed.</text:p>
      <text:p text:style-name="OOoTextBody"><text:span text:style-name="T1">Icons for the </text:span><text:span text:style-name="T1">border pattern options, line style and color are also available on the </text:span><text:span text:style-name="OOoStrongEmphasis">Cell Appearance</text:span> panel of the <text:span text:style-name="OOoStrongEmphasis">Properties</text:span> deck of the Sidebar.</text:p>
      <text:p text:style-name="OOoTextBody"><text:span text:style-name="T1">For more controls, including the spacing between the cell borders and the text, use the </text:span><text:span text:style-name="OOoEmphasis">Borders</text:span><text:span text:style-name="T1"> tab of the Format Cells dialog.</text:span><text:span text:style-name="T1"> The same dialog can be reached through the </text:span><text:span text:style-name="OOoEmphasis">More Options</text:span><text:span text:style-name="T1"> button in the line style</text:span><text:span text:style-name="T1"> list in the Sidebar.</text:span><text:span text:style-name="T1"> There you can also define a shadow. See Chapter 4 (Using Styles and Templates in Calc) of the </text:span><text:span text:style-name="OOoEmphasis">Calc Guide</text:span><text:span text:style-name="T1">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16">To quickly choose a background color for a cell, click the small arrow next to the Background Color icon on the Formatting toolbar or on the <text:span text:style-name="OOoStrongEmphasis">Cell Appearance</text:span> panel of the <text:span text:style-name="OOoStrongEmphasis">Properties</text:span> deck of the Sidebar. A palette of color choices, similar to the Font Color palette, is displayed.</text:p>
      <text:p text:style-name="OOoTextBody"><text:span text:style-name="T1">(To define custom colors, use </text:span><text:span text:style-name="OOoMenuPath">Tools &gt; Options &gt; OpenOffice &gt; Colors</text:span><text:span text:style-name="T1">. See Chapter 11 for more information.)</text:span></text:p>
      <text:p text:style-name="OOoTextBody"><text:span text:style-name="T1">You can also use the </text:span><text:span text:style-name="OOoEmphasis">Background</text:span><text:span text:style-name="T1"> tab of the Format Cells dialog. See Chapter 4 (Using Styles and Templates in Calc) of the </text:span><text:span text:style-name="OOoEmphasis">Calc Guide</text:span><text:span text:style-name="T1"> for details.</text:span></text:p>
      <text:h text:style-name="OOoHeading_20_1" text:outline-level="2">Auto-formatting Cells and Sheets</text:h>
      <text:p text:style-name="OOoTextBody_5f_ListIntro">You can use the <text:alphabetical-index-mark-start text:id="IMark1276593444" text:key1="Calc"/><text:alphabetical-index-mark-start text:id="IMark1276595700" text:key1="formatting, Calc"/>AutoFormat<text:alphabetical-index-mark-end text:id="IMark1276595700"/><text:alphabetical-index-mark-end text:id="IMark1276593444"/><text:alphabetical-index-mark text:string-value="AutoFormat, Calc"/> feature to quickly apply a set of cell formats to a sheet or a selected cell range.</text:p>
      <text:list xml:id="list33669616" text:continue-list="list33661040"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7" draw:name="Figure_AOO41GS05_36" text:anchor-type="as-char" svg:width="6.6846in" draw:z-index="25"><draw:text-box fo:min-height="3.6783in"><text:p text:style-name="OOoFigureCaption"><draw:frame draw:style-name="fr43" draw:name="AOO41GS05_045" text:anchor-type="as-char" svg:width="6.6846in" svg:height="3.4091in" draw:z-index="26"><draw:image xlink:href="Pictures/10000000000002B400000178F65736B4.png" xlink:type="simple" xlink:show="embed" xlink:actuate="onLoad"/></draw:frame></text:p><text:p text:style-name="OOoFigureCaption">Figure <text:sequence text:ref-name="refFigure35" text:name="Figure" text:formula="ooow:Figure+1" style:num-format="1">36</text:sequence>: Choosing an AutoFormat</text:p></draw:text-box></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s of at least 3 columns and 3 rows and includes the column and row headers.</text:p>
          </table:table-cell>
        </table:table-row>
      </table:table>
      <text:list xml:id="list33669211"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ew AutoFormat</text:h>
      <text:p text:style-name="OOoTextBody_5f_ListIntro">You can define a new AutoFormat that is available to all spreadsheets.</text:p>
      <text:list xml:id="list33655451" text:continue-list="list33669211"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Formatting Spreadsheets Using <text:alphabetical-index-mark-start text:id="IMark1276535176" text:key1="Calc"/><text:alphabetical-index-mark-start text:id="IMark1266195596" text:key1="formatting, Calc"/>Themes<text:alphabetical-index-mark-end text:id="IMark1266195596"/><text:alphabetical-index-mark-end text:id="IMark1276535176"/></text:h>
      <text:p text:style-name="P13">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_5f_ListIntro"><text:soft-page-break/>To apply a theme to a spreadsheet:</text:p>
      <text:list xml:id="list33670629" text:continue-list="list33655451" text:style-name="OOoNum_20_123">
        <text:list-item text:start-value="1">
          <text:p text:style-name="OOoNum_20_123_20_Start">Click the <text:span text:style-name="OOoMenuPath">Choose Themes</text:span> icon in the Tools toolbar. If this toolbar is not visible, you can show it using <text:span text:style-name="OOoMenuPath">View &gt; Toolbars &gt; Tools</text:span>.</text:p>
        </text:list-item>
        <text:list-item>
          <text:p text:style-name="OOoNum_20_123_20_Cont.">The Theme Selection dialog appears. This dialog lists the available themes for the whole spreadsheet.</text:p>
        </text:list-item>
      </text:list>
      <text:p text:style-name="OOoFigure"><draw:frame draw:style-name="fr18" draw:name="Figure_AOO41GS05_37" text:anchor-type="as-char" svg:width="2.5118in" draw:z-index="102"><draw:text-box fo:min-height="0.6472in"><text:p text:style-name="OOoFigureCaption"><draw:frame draw:style-name="fr29" draw:name="AOO41GS05_046" text:anchor-type="paragraph" svg:width="2.5118in" svg:height="0.6091in" draw:z-index="103"><draw:image xlink:href="Pictures/100002010000010800000040FBF937EE.png" xlink:type="simple" xlink:show="embed" xlink:actuate="onLoad"/></draw:frame>Figure <text:sequence text:ref-name="refFigure36" text:name="Figure" text:formula="ooow:Figure+1" style:num-format="1">37</text:sequence>: Tools toolbar with the Choose Themes icon highlighted</text:p></draw:text-box></draw:frame></text:p>
      <text:list xml:id="list33670821" text:continue-numbering="true" text:style-name="OOoNum_20_123">
        <text:list-item>
          <text:p text:style-name="P38">In the Theme Selection dialog, select the theme that you want to apply to the spreadsheet. As soon as you select a theme, some properties of the custom styles are applied to the open spreadsheet and are immediately visible.</text:p>
        </text:list-item>
        <text:list-item>
          <text:p text:style-name="P46">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start text:id="IMark1266195980"/>Conditional Formatting<text:alphabetical-index-mark-end text:id="IMark1266195980"/></text:h>
      <text:p text:style-name="P13">You can set up cell formats to change depending on conditions that you specify. For example, in a table of numbers, you can show all the values above the average in green and all those below the average in red. The feature is reached through <text:span text:style-name="OOoMenuPath">Format &gt; Conditional Formatting</text:span>.</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text:key1="Calc"/><text:alphabetical-index-mark text:string-value="hiding and showing data, Calc"/>Hiding and Showing Data</text:h>
      <text:p text:style-name="P12">When elements are hidden, they are not visible and may be hidden when printed, but can still be selected for copying if you select the surrounding elements.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 on the row header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 and select either <text:span text:style-name="OOoEmphasis">Hide all</text:span> or <text:span text:style-name="OOoEmphasis">Hide a formula</text:span>.</text:p>
      <text:p text:style-name="OOoFigure"><text:soft-page-break/><draw:frame draw:style-name="fr14" draw:name="Figure_AOO41GS05_38" text:anchor-type="as-char" svg:width="5.9728in" draw:z-index="58"><draw:text-box fo:min-height="2.552in"><text:p text:style-name="OOoFigureCaption"><draw:frame draw:style-name="fr44" draw:name="AOO41GS05_047" text:anchor-type="as-char" svg:width="5.9728in" svg:height="2.3429in" draw:z-index="68"><draw:image xlink:href="Pictures/100000000000024F0000011497558289.png" xlink:type="simple" xlink:show="embed" xlink:actuate="onLoad"/></draw:frame></text:p><text:p text:style-name="OOoFigureCaption">Figure <text:sequence text:ref-name="refFigure37" text:name="Figure" text:formula="ooow:Figure+1" style:num-format="1">38</text:sequence>: Hiding or showing cells</text:p></draw:text-box></draw:frame></text:p>
      <text:h text:style-name="OOoHeading_20_2" text:outline-level="3"><text:alphabetical-index-mark text:string-value="outline group controls, Calc"/><text:alphabetical-index-mark text:string-value="outline group controls" text:key1="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decide whether to group the selected cells by rows or columns.</text:p>
      <text:p text:style-name="P36">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30"><draw:frame draw:style-name="fr5" draw:name="Figure_AOO41GS05_39" text:anchor-type="as-char" svg:width="3.5346in" draw:z-index="69"><draw:text-box fo:min-height="2.2528in"><text:p text:style-name="OOoFigureCaption"><draw:frame draw:style-name="fr45" draw:name="AOO41GS05_048" text:anchor-type="as-char" svg:y="-1.9339in" svg:width="3.5346in" svg:height="2.0126in" draw:z-index="71"><draw:image xlink:href="Pictures/1000020100000161000000C97B812797.png" xlink:type="simple" xlink:show="embed" xlink:actuate="onLoad"/></draw:frame></text:p><text:p text:style-name="OOoFigureCaption">Figure <text:sequence text:ref-name="refFigure38" text:name="Figure" text:formula="ooow:Figure+1" style:num-format="1">39</text:sequence>: Outline group controls</text:p></draw:text-box></draw:frame></text:p>
      <text:p text:style-name="OOoTextBody">The basic outline controls have plus or minus signs at the start of the group to show or hide th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soft-page-break/><text:alphabetical-index-mark text:string-value="filtering visible cells" text:key1="Calc"/><text:alphabetical-index-mark text:string-value="filtering visible cells, 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eight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eight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Calc"/><text:alphabetical-index-mark text:string-value="sorting records" text:key1="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0">Sort</text:span></text:span><text:span text:style-name="OOoMenuPath"> </text:span><text:span text:style-name="T14">to open the Sort dialog (or click the</text:span><text:span text:style-name="OOoMenuPath"> Sort Ascending </text:span><text:span text:style-name="T14">or</text:span><text:span text:style-name="OOoMenuPath"> Sort Descending </text:span><text:span text:style-name="T14">toolbar buttons)</text:span><text:span text:style-name="T14">.</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OpenOffice Calc &gt; Sort Lists</text:span> from the drop-down list.</text:p>
      <text:p text:style-name="OOoDefinitionTerm">Direction</text:p>
      <text:p text:style-name="OOoDefinition">Sets whether rows or columns are sorted. The default is to sort by rows.</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require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10">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 Table. This is a tool for combining, comparing, and analyzing large amounts of data easily. Using the Pivot 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3">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text:soft-page-break/>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37">All of these options are further discussed in Chapter 9 in the <text:span text:style-name="OOoEmphasis">Calc Guide</text:span>.</text:p>
      <text:h text:style-name="P50" text:outline-level="2">Printing</text:h>
      <text:p text:style-name="P16">Printing from Calc is much the same as <text:alphabetical-index-mark-start text:id="IMark1284971688" text:key1="Calc"/>printing<text:alphabetical-index-mark-end text:id="IMark1284971688"/><text:alphabetical-index-mark text:string-value="Calc" text:key1="printing"/> from other Apache OpenOffice components (see Chapter 9), but some details are different, especially regarding preparation for printing.</text:p>
      <text:h text:style-name="OOoHeading_20_2" text:outline-level="3">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45" text:outline-level="4">Defining a Print Range</text:h>
      <text:p text:style-name="OOoTextBody_5f_ListIntro">To define a new print range or modify an existing print range:</text:p>
      <text:list xml:id="list33680030" text:continue-list="list33670821"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4">.</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18">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33657472" text:continue-list="list33680030"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18">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4">.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soft-page-break/>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33656134" text:continue-list="list33657472"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igure_AOO41GS05_40" text:anchor-type="as-char" svg:width="6.2575in" draw:z-index="30"><draw:text-box fo:min-height="4.4063in"><text:p text:style-name="OOoFigureCaption"><draw:frame draw:style-name="fr46" draw:name="AOO41GS05_049" text:anchor-type="as-char" svg:y="-3.9402in" svg:width="6.2575in" svg:height="4.2118in" draw:z-index="40"><draw:image xlink:href="Pictures/1000000000000252000001DEB7C3AF3A.png" xlink:type="simple" xlink:show="embed" xlink:actuate="onLoad"/></draw:frame></text:p><text:p text:style-name="OOoFigureCaption">Figure <text:sequence text:ref-name="refFigure39" text:name="Figure" text:formula="ooow:Figure+1" style:num-format="1">40</text:sequence>.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26"><draw:frame draw:style-name="fr47" draw:name="AOO41GS05_050_TopToBottom" text:anchor-type="as-char" svg:width="0.9583in" svg:height="0.698in" draw:z-index="42"><draw:image xlink:href="Pictures/100000000000005C00000043AC9B4969.png" xlink:type="simple" xlink:show="embed" xlink:actuate="onLoad"/></draw:frame></text:p>
          </table:table-cell>
          <table:table-cell table:style-name="Table68.A1" office:value-type="string">
            <text:p text:style-name="P35">Left to right, then down</text:p>
          </table:table-cell>
          <table:table-cell table:style-name="Table68.D1" office:value-type="string">
            <text:p text:style-name="P26"><draw:frame draw:style-name="fr48" draw:name="AOO41GS05_051_LeftToRight" text:anchor-type="as-char" svg:width="0.9583in" svg:height="0.698in" draw:z-index="43"><draw:image xlink:href="Pictures/100000000000005C000000436AA08389.png" xlink:type="simple" xlink:show="embed" xlink:actuate="onLoad"/></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33652078" text:continue-list="list33683984" text:style-name="OOoBullets_20_1">
        <text:list-item>
          <text:p text:style-name="OOoList_20_1_20_Cont.">Sheet grid—prints the borders of the cells as a grid</text:p>
        </text:list-item>
        <text:list-item>
          <text:p text:style-name="OOoList_20_1_20_Cont."><text:soft-page-break/>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3662124" text:continue-list="list33652078"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1284970200" text:key1="printing"/>Rows or Columns on Every Page<text:alphabetical-index-mark-end text:id="IMark1284970200"/></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3668432" text:continue-list="list33656134" text:style-name="OOoNum_20_123">
        <text:list-item text:start-value="1">
          <text:p text:style-name="OOoNum_20_123_20_Start">Choose <text:span text:style-name="OOoMenuPath">Format &gt; Print Ranges &gt; Edit</text:span><text:span text:style-name="OOoMenuPath"><text:span text:style-name="T14">.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8"> </text:span></text:span><text:span text:style-name="OOoDefault">For example, to repeat rows 1 and 2, t</text:span>ype <text:span text:style-name="OOoStrongEmphasis">$1:$2</text:span>. This autom<text:span text:style-name="OOoDefault">atically changes </text:span><text:span text:style-name="OOoEmphasis">Rows to repeat</text:span><text:span text:style-name="OOoDefault"> from, </text:span><text:span text:style-name="OOoStrongEmphasis">–none –</text:span><text:span text:style-name="OOoDefault"> to </text:span><text:span text:style-name="OOoStrongEmphasis">– user defined -</text:span>.</text:p>
        </text:list-item>
        <text:list-item>
          <text:p text:style-name="P38">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8"> </text:span></text:span><text:span text:style-name="OOoDefault">For example, to repeat column A, type </text:span><text:span text:style-name="OOoDefault"><text:span text:style-name="T5">$A</text:span></text:span><text:span text:style-name="OOoDefault">. In the </text:span><text:span text:style-name="OOoEmphasis">Columns to repeat</text:span><text:span text:style-name="OOoDefault"> list, – none – changes</text:span> to <text:span text:style-name="OOoStrongEmphasis">– user defined -</text:span><text:span text:style-name="OOoDefault">.</text:span></text:p>
        </text:list-item>
        <text:list-item>
          <text:p text:style-name="P46">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19" draw:name="Figure_AOO41GS05_41_editprintrangesdialog" text:anchor-type="as-char" svg:width="6.6063in" draw:z-index="8"><draw:text-box fo:min-height="2.2744in"><text:p text:style-name="OOoFigureCaption"><draw:frame draw:style-name="fr27" draw:name="AOO41GS05_052" text:anchor-type="as-char" svg:width="6.6063in" svg:height="2.0543in" draw:z-index="9"><draw:image xlink:href="Pictures/10000000000002BD000000DA713E298A.png" xlink:type="simple" xlink:show="embed" xlink:actuate="onLoad"/></draw:frame></text:p><text:p text:style-name="OOoFigureCaption">Figure <text:sequence text:ref-name="refFigure40" text:name="Figure" text:formula="ooow:Figure+1" style:num-format="1">41</text:sequence>: Specifying repeating rows</text:p></draw:text-box></draw:frame></text:p>
      <text:h text:style-name="OOoHeading_20_2" text:outline-level="3">Page Breaks</text:h>
      <text:p text:style-name="OOoTextBody">While defining a print range can be a powerful tool, it may sometimes be necessary to manually adjust Calc’s printout. To do this, you can use a <text:span text:style-name="T12">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text:alphabetical-index-mark text:string-value="page break, Calc" text:key1="printing"/>Page Break</text:h>
      <text:p text:style-name="OOoTextBody_5f_ListIntro">To insert a page break:</text:p>
      <text:list xml:id="list33663168" text:continue-list="list33668432"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8">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8">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33678628" text:continue-list="list33663168"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 Column break may b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h text:style-name="OOoHeading_20_2" text:outline-level="3">Headers and Footers</text:h>
      <text:p text:style-name="P13"><text:alphabetical-index-mark text:string-value="headers and footers, Calc" text:key1="printing"/><text:alphabetical-index-mark text:string-value="headers and footers, Calc"/>Headers and footers are predefined pieces of text that are printed at the top or bottom of a sheet, outside the sheet area. Headers are set in the same way as footers.</text:p>
      <text:p text:style-name="OOoTextBody">Headers and footers are assigned to a page style. You can define more than one-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33658869" text:continue-list="list33678628"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1">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igure_AOO41GS05_42" text:anchor-type="as-char" svg:width="5.9882in" draw:z-index="14"><draw:text-box fo:min-height="3.611in"><text:p text:style-name="OOoFigureCaption"><draw:frame draw:style-name="fr49" draw:name="AOO41GS05_053" text:anchor-type="as-char" svg:width="5.9882in" svg:height="3.3508in" draw:z-index="15"><draw:image xlink:href="Pictures/1000000000000252000001DEE3D91236.png" xlink:type="simple" xlink:show="embed" xlink:actuate="onLoad"/></draw:frame></text:p><text:p text:style-name="OOoFigureCaption">Figure <text:sequence text:ref-name="refFigure41" text:name="Figure" text:formula="ooow:Figure+1" style:num-format="1">42</text:sequence>: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3">To change the appearance of the header or footer, click the <text:span text:style-name="OOoMenuPath">More </text:span>button in the header dialog. This opens the Border/Background dialog (<text:sequence-ref text:reference-format="category-and-value" text:ref-name="refFigure42">Figure 43</text:sequence-ref>).</text:p>
      <text:p text:style-name="OOoTextBody">From this dialog you can set the background and border of the header or footer. For more information see Chapter 4 (Using Styles and Templates) in the <text:span text:style-name="OOoEmphasis">Calc Guide</text:span><text:span text:style-name="T12">.</text:span></text:p>
      <text:p text:style-name="P31"><draw:frame draw:style-name="fr7" draw:name="Figure_AOO41GS05_43" text:anchor-type="as-char" svg:width="5.9484in" draw:z-index="32"><draw:text-box fo:min-height="3.9638in"><text:p text:style-name="OOoFigureCaption"><draw:frame draw:style-name="fr50" draw:name="AOO41GS05_054" text:anchor-type="as-char" svg:width="5.9484in" svg:height="3.7244in" draw:z-index="41"><draw:image xlink:href="Pictures/1000000000000252000001DEBAFD35AB.png" xlink:type="simple" xlink:show="embed" xlink:actuate="onLoad"/></draw:frame></text:p><text:p text:style-name="OOoFigureCaption">Figure <text:sequence text:ref-name="refFigure42" text:name="Figure" text:formula="ooow:Figure+1" style:num-format="1">43</text:sequence>: Header/Footer Border/Background</text:p></draw:text-box></draw:frame></text:p>
      <text:h text:style-name="OOoHeading_20_3" text:outline-level="4">Setting the Contents of the Header or Footer</text:h>
      <text:p text:style-name="P14">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42</text:sequence-ref></text:span><text:span text:style-name="OOoDefault"> to display the dialog shown in </text:span><text:span text:style-name="OOoDefault"><text:sequence-ref text:reference-format="category-and-value" text:ref-name="refFigure43">Figure 44</text:sequence-ref></text:span><text:span text:style-name="OOoDefault">.</text:span></text:p>
      <text:p text:style-name="P15">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30"><text:span text:style-name="OOoDefault"><draw:frame draw:style-name="fr7" draw:name="Figure_AOO41GS05_44" text:anchor-type="as-char" svg:width="6.6055in" draw:z-index="10"><draw:text-box fo:min-height="3.1929in"><text:p text:style-name="OOoFigureCaption"><draw:frame draw:style-name="fr51" draw:name="AOO41GS05_055" text:anchor-type="as-char" svg:width="6.6055in" svg:height="2.9984in" draw:z-index="11"><draw:image xlink:href="Pictures/10000000000002BD00000198E12128DA.png" xlink:type="simple" xlink:show="embed" xlink:actuate="onLoad"/></draw:frame></text:p><text:p text:style-name="OOoFigureCaption">Figure <text:sequence text:ref-name="refFigure43" text:name="Figure" text:formula="ooow:Figure+1" style:num-format="1">44</text:sequence>: Edit contents of header or footer</text:p></draw:text-box></draw:frame></text:span></text:p>
      <text:p text:style-name="OOoDefinitionTerm">Custom header</text:p>
      <text:p text:style-name="OOoDefinition">Click in the area (Left, Center, Right) that you want to customize, then use the buttons to add elements or change text attributes.</text:p>
      <text:p text:style-name="P4"><draw:frame draw:style-name="fr52" draw:name="AOO41GS05_056_TextAttributesIcon" text:anchor-type="as-char" svg:y="-0.1874in" svg:width="0.3126in" svg:height="0.2484in" draw:z-index="16"><draw:image xlink:href="Pictures/100000000000001E00000018A47405AB.png" xlink:type="simple" xlink:show="embed" xlink:actuate="onLoad"/></draw:frame> Opens the Text Attributes dialog.</text:p>
      <text:p text:style-name="P4"><draw:frame draw:style-name="fr52" draw:name="AOO41GS05_058_InsertFileName" text:anchor-type="as-char" svg:y="-0.2429in" svg:width="0.3126in" svg:height="0.2484in" draw:z-index="17"><draw:image xlink:href="Pictures/100000000000001E00000018AB5E2C0C.png" xlink:type="simple" xlink:show="embed" xlink:actuate="onLoad"/></draw:frame> Inserts the File Name field.</text:p>
      <text:p text:style-name="P4"><draw:frame draw:style-name="fr52" draw:name="AOO41GS05_060_InsertSheetName" text:anchor-type="as-char" svg:y="-0.2118in" svg:width="0.3126in" svg:height="0.2484in" draw:z-index="18"><draw:image xlink:href="Pictures/100000000000001E000000189A141281.png" xlink:type="simple" xlink:show="embed" xlink:actuate="onLoad"/></draw:frame> Inserts the Sheet Name field.</text:p>
      <text:p text:style-name="P5"><draw:frame draw:style-name="fr52" draw:name="AOO41GS05_062_InsertCurrentPageNumber" text:anchor-type="as-char" svg:y="-0.2252in" svg:width="0.3126in" svg:height="0.2484in" draw:z-index="20"><draw:image xlink:href="Pictures/100000000000001E0000001863F41D8D.png" xlink:type="simple" xlink:show="embed" xlink:actuate="onLoad"/></draw:frame> Inserts the current page number.</text:p>
      <text:p text:style-name="P4"><draw:frame draw:style-name="fr52" draw:name="AOO41GS05_057_TotalNumberPages" text:anchor-type="as-char" svg:y="-0.2228in" svg:width="0.3126in" svg:height="0.2484in" draw:z-index="22"><draw:image xlink:href="Pictures/100000000000001E0000001879479F74.png" xlink:type="simple" xlink:show="embed" xlink:actuate="onLoad"/></draw:frame> Inserts the total number of pages.</text:p>
      <text:p text:style-name="P44"><draw:frame draw:style-name="fr52" draw:name="AOO41GS05_059_InsertDateField" text:anchor-type="as-char" svg:y="-0.2634in" svg:width="0.3126in" svg:height="0.2484in" draw:z-index="104"><draw:image xlink:href="Pictures/100000000000001E00000018E9E0B9EB.png" xlink:type="simple" xlink:show="embed" xlink:actuate="onLoad"/></draw:frame> Inserts the Date field.</text:p>
      <text:p text:style-name="P4"><draw:frame draw:style-name="fr52" draw:name="AOO41GS05_061_InsertTimeField" text:anchor-type="as-char" svg:y="-0.2465in" svg:width="0.3126in" svg:height="0.2484in" draw:z-index="105"><draw:image xlink:href="Pictures/100000000000001E000000183BF23057.png" xlink:type="simple" xlink:show="embed" xlink:actuate="onLoad"/></draw:frame> Inserts the Time field.</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text:p>
      </style:footer>
    </style:master-page>
    <style:master-page style:name="OOoFrontMatter" style:page-layout-name="Mpm7">
      <style:footer>
        <text:p text:style-name="MP2"><text:title>Chapter 4 
Getting Started with Calc</text:title> | <text:page-number text:select-page="current"/></text:p>
      </style:footer>
      <style:footer-left>
        <text:p text:style-name="OOoFooter"><text:page-number text:select-page="current"/>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4 Getting Started with Calc</text:chapter> | <text:page-number text:select-page="current">43</text:page-number></text:p>
      </style:footer>
      <style:footer-left>
        <text:p text:style-name="OOoFooter"><text:page-number text:select-page="current">42</text:page-number> | <text:chapter text:display="name" text:outline-level="1">Chapter 4 Getting Started with Calc</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3-03-09T13:42:14.56</dc:date>
    <dc:creator>Keith McKenna</dc:creator>
    <meta:editing-duration>P1DT2H33M12S</meta:editing-duration>
    <meta:editing-cycles>178</meta:editing-cycles>
    <meta:generator>OpenOffice/4.1.14$Win32 OpenOffice.org_project/4114m1$Build-9811</meta:generator>
    <meta:keyword>Version 4.1</meta:keyword>
    <dc:subject>Apache OpenOffice User Guides</dc:subject>
    <meta:document-statistic meta:table-count="24" meta:image-count="60" meta:object-count="0" meta:page-count="43" meta:paragraph-count="721" meta:word-count="11943" meta:character-count="65175"/>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